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1.63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25.52mm"/>
    </style:style>
    <style:style style:name="co8" style:family="table-column">
      <style:table-column-properties fo:break-before="auto" style:column-width="26.28mm"/>
    </style:style>
    <style:style style:name="co9" style:family="table-column">
      <style:table-column-properties fo:break-before="auto" style:column-width="17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 style:data-style-name="N175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6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72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 style:data-style-name="N3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8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4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62">
      <style:table-cell-properties fo:border-bottom="0.99pt solid #000000" style:cell-protect="protected" style:print-content="true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62">
      <style:table-cell-properties fo:border-bottom="0.99pt solid #000000" style:diagonal-bl-tr="none" style:diagonal-tl-br="none" fo:background-color="transparent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76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000080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72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 style:data-style-name="N172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75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4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76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4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SI&quot;;&quot;NO&quot;)" table:allow-empty-cell="true" table:display-list="unsorted" table:base-cell-address="'Gastos e Ingresos'.C9">
          <table:error-message table:message-type="stop" table:display="true"/>
        </table:content-validation>
        <table:content-validation table:name="val2" table:condition="of:cell-content-is-in-list(['Gastos e Ingresos'.$Z$2:'Gastos e Ingresos'.$Z$32])" table:allow-empty-cell="true" table:display-list="unsorted" table:base-cell-address="'Gastos e Ingresos'.D24">
          <table:error-message table:message-type="stop" table:display="true"/>
        </table:content-validation>
        <table:content-validation table:name="val3" table:condition="of:cell-content-is-in-list(['Gastos e Ingresos'.$Z$2:'Gastos e Ingresos'.$Z$28])" table:allow-empty-cell="true" table:display-list="unsorted" table:base-cell-address="'Gastos e Ingresos'.D118">
          <table:error-message table:message-type="stop" table:display="true"/>
        </table:content-validation>
        <table:content-validation table:name="val4" table:condition="of:cell-content-is-in-list(['Gastos e Ingresos'.$W$2:'Gastos e Ingresos'.$W$5])" table:allow-empty-cell="true" table:display-list="unsorted" table:base-cell-address="'Gastos e Ingresos'.G10">
          <table:error-message table:message-type="stop" table:display="true"/>
        </table:content-validation>
        <table:content-validation table:name="val5" table:condition="of:cell-content-is-in-list(['Gastos e Ingresos'.AC2:'Gastos e Ingresos'.AC8])" table:allow-empty-cell="true" table:display-list="unsorted" table:base-cell-address="'Gastos e Ingresos'.I9"/>
      </table:content-validations>
      <table:table table:name="Gastos e Ingresos" table:style-name="ta1" table:print="false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48"/>
        <table:table-column table:style-name="co2" table:default-cell-style-name="ce48"/>
        <table:table-column table:style-name="co3" table:default-cell-style-name="ce68"/>
        <table:table-column table:style-name="co4" table:default-cell-style-name="ce71"/>
        <table:table-column table:style-name="co5" table:default-cell-style-name="ce82"/>
        <table:table-column table:style-name="co6" table:default-cell-style-name="ce96"/>
        <table:table-column table:style-name="co7" table:default-cell-style-name="ce124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Descripción Proyecto / Previsión Facturación</text:p>
          </table:table-cell>
          <table:table-cell table:style-name="ce26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7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8" office:value-type="string" calcext:value-type="string">
            <text:p>Garantía:</text:p>
          </table:table-cell>
          <table:table-cell table:style-name="ce51" table:content-validation-name="val1"/>
          <table:table-cell table:style-name="ce57" office:value-type="string" calcext:value-type="string">
            <text:p>Duración (meses):</text:p>
          </table:table-cell>
          <table:table-cell table:style-name="ce51"/>
          <table:table-cell table:style-name="ce69" office:value-type="string" calcext:value-type="string">
            <text:p>A contar desde:</text:p>
          </table:table-cell>
          <table:table-cell table:style-name="ce79"/>
          <table:table-cell table:style-name="ce69" office:value-type="string" calcext:value-type="string">
            <text:p>que es la fecha de:</text:p>
          </table:table-cell>
          <table:table-cell table:style-name="ce115" table:content-validation-name="val5" table:number-columns-spanned="3" table:number-rows-spanned="1"/>
          <table:covered-table-cell table:style-name="ce130" table:content-validation-name="val5"/>
          <table:covered-table-cell table:style-name="ce131" table:content-validation-name="val5"/>
        </table:table-row>
        <table:table-row table:style-name="ro1">
          <table:covered-table-cell table:style-name="Default"/>
          <table:table-cell table:style-name="ce29" office:value-type="string" calcext:value-type="string">
            <text:p>Versión:</text:p>
          </table:table-cell>
          <table:table-cell table:style-name="ce52"/>
          <table:table-cell table:style-name="ce58" office:value-type="string" calcext:value-type="string">
            <text:p>F.Actualizac.:</text:p>
          </table:table-cell>
          <table:table-cell table:style-name="ce64"/>
          <table:table-cell table:style-name="ce58" office:value-type="string" calcext:value-type="string">
            <text:p>Anualización:</text:p>
          </table:table-cell>
          <table:table-cell table:style-name="ce80" table:content-validation-name="val4"/>
          <table:table-cell table:style-name="ce58" office:value-type="string" calcext:value-type="string">
            <text:p>Año:</text:p>
          </table:table-cell>
          <table:table-cell table:style-name="ce116"/>
          <table:table-cell table:style-name="ce58" office:value-type="string" calcext:value-type="string">
            <text:p>Tipo IVA:</text:p>
          </table:table-cell>
          <table:table-cell table:style-name="ce132" office:value-type="percentage" office:value="0.21" calcext:value-type="percentage">
            <text:p>21,00%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DESGLOSE <text:s/>DE <text:s/>INGRESOS</text:p>
          </table:table-cell>
          <table:covered-table-cell table:number-columns-repeated="8" table:style-name="ce30"/>
          <table:table-cell table:number-columns-repeated="2"/>
        </table:table-row>
        <table:table-row table:style-name="ro1">
          <table:table-cell table:style-name="ce3"/>
          <table:table-cell table:style-name="ce31" table:number-columns-repeated="4"/>
          <table:table-cell table:style-name="ce70" office:value-type="string" calcext:value-type="string">
            <text:p>Margen:</text:p>
          </table:table-cell>
          <table:table-cell table:style-name="ce81" office:value-type="percentage" office:value="0.55" calcext:value-type="percentage">
            <text:p>55,00 %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Servicios</text:p>
          </table:table-cell>
          <table:covered-table-cell table:number-columns-repeated="7" table:style-name="ce32"/>
          <table:table-cell table:style-name="ce117" office:value-type="string" calcext:value-type="string">
            <text:p>Tarifa Hor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Recurso</text:p>
          </table:table-cell>
          <table:covered-table-cell table:style-name="ce33"/>
          <table:covered-table-cell table:style-name="ce53"/>
          <table:table-cell table:style-name="ce59" office:value-type="string" calcext:value-type="string" table:number-columns-spanned="2" table:number-rows-spanned="1">
            <text:p>Categoría</text:p>
          </table:table-cell>
          <table:covered-table-cell table:style-name="ce53"/>
          <table:table-cell table:style-name="ce59" office:value-type="string" calcext:value-type="string">
            <text:p>Precio h.</text:p>
          </table:table-cell>
          <table:table-cell table:style-name="ce59" office:value-type="string" calcext:value-type="string">
            <text:p>Nº horas</text:p>
          </table:table-cell>
          <table:table-cell table:style-name="ce95" office:value-type="string" calcext:value-type="string">
            <text:p>Importe</text:p>
          </table:table-cell>
          <table:table-cell table:style-name="ce118" office:value-type="string" calcext:value-type="string">
            <text:p>IVA incluido</text:p>
          </table:table-cell>
          <table:table-cell table:number-columns-repeated="2"/>
        </table:table-row>
        <table:table-row table:style-name="ro1">
          <table:table-cell table:style-name="ce6" table:formula="of:=[.A110]" office:value-type="string" office:string-value="Jefe Proy" calcext:value-type="string" table:number-columns-spanned="3" table:number-rows-spanned="1">
            <text:p>Jefe Proy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10]" office:value-type="float" office:value="0" calcext:value-type="float" table:number-columns-spanned="2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formula="of:=[.F110]/(1-[.$G$9])" office:value-type="float" office:value="31.2444444444444" calcext:value-type="float">
            <text:p>31,24</text:p>
          </table:table-cell>
          <table:table-cell table:formula="of:=[.G110]" office:value-type="float" office:value="84" calcext:value-type="float">
            <text:p>84</text:p>
          </table:table-cell>
          <table:table-cell table:formula="of:=+[.G12]*[.F12]" office:value-type="float" office:value="2624.53333333333" calcext:value-type="float">
            <text:p>2.624,53 </text:p>
          </table:table-cell>
          <table:table-cell table:style-name="ce119" table:formula="of:=[.F12]*(1+[.$K$6])" office:value-type="float" office:value="37.8057777777778" calcext:value-type="float">
            <text:p>37,81</text:p>
          </table:table-cell>
          <table:table-cell table:number-columns-repeated="2"/>
        </table:table-row>
        <table:table-row table:style-name="ro1">
          <table:table-cell table:style-name="ce6" table:formula="of:=[.A111]" office:value-type="string" office:string-value="Programador senior" calcext:value-type="string" table:number-columns-spanned="3" table:number-rows-spanned="1">
            <text:p>Programador senior</text:p>
          </table:table-cell>
          <table:covered-table-cell table:number-columns-repeated="2" table:style-name="Default"/>
          <table:table-cell table:style-name="ce60" table:content-validation-name="val2" table:formula="of:=[.D11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1]/(1-[.$G$9])" office:value-type="float" office:value="25" calcext:value-type="float">
            <text:p>25,00</text:p>
          </table:table-cell>
          <table:table-cell table:formula="of:=[.G111]" office:value-type="float" office:value="160" calcext:value-type="float">
            <text:p>160</text:p>
          </table:table-cell>
          <table:table-cell table:formula="of:=+[.G13]*[.F13]" office:value-type="float" office:value="4000" calcext:value-type="float">
            <text:p>4.000,00 </text:p>
          </table:table-cell>
          <table:table-cell table:style-name="ce119" table:formula="of:=[.F13]*(1+[.$K$6])" office:value-type="float" office:value="30.25" calcext:value-type="float">
            <text:p>30,25</text:p>
          </table:table-cell>
          <table:table-cell table:number-columns-repeated="2"/>
        </table:table-row>
        <table:table-row table:style-name="ro1">
          <table:table-cell table:style-name="ce6" table:formula="of:=[.A112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2]/(1-[.$G$9])" office:value-type="float" office:value="13.2666666666667" calcext:value-type="float">
            <text:p>13,27</text:p>
          </table:table-cell>
          <table:table-cell table:formula="of:=[.G112]" office:value-type="float" office:value="241" calcext:value-type="float">
            <text:p>241</text:p>
          </table:table-cell>
          <table:table-cell table:formula="of:=+[.G14]*[.F14]" office:value-type="float" office:value="3197.26666666667" calcext:value-type="float">
            <text:p>3.197,27 </text:p>
          </table:table-cell>
          <table:table-cell table:style-name="ce119" table:formula="of:=[.F14]*(1+[.$K$6])" office:value-type="float" office:value="16.0526666666667" calcext:value-type="float">
            <text:p>16,05</text:p>
          </table:table-cell>
          <table:table-cell table:number-columns-repeated="2"/>
        </table:table-row>
        <table:table-row table:style-name="ro1">
          <table:table-cell table:style-name="ce6" table:formula="of:=[.A113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3]/(1-[.$G$9])" office:value-type="float" office:value="13.2666666666667" calcext:value-type="float">
            <text:p>13,27</text:p>
          </table:table-cell>
          <table:table-cell table:formula="of:=[.G113]" office:value-type="float" office:value="203.5" calcext:value-type="float">
            <text:p>204</text:p>
          </table:table-cell>
          <table:table-cell table:formula="of:=+[.G15]*[.F15]" office:value-type="float" office:value="2699.76666666667" calcext:value-type="float">
            <text:p>2.699,77 </text:p>
          </table:table-cell>
          <table:table-cell table:style-name="ce119" table:formula="of:=[.F15]*(1+[.$K$6])" office:value-type="float" office:value="16.0526666666667" calcext:value-type="float">
            <text:p>16,05</text:p>
          </table:table-cell>
          <table:table-cell table:number-columns-repeated="2"/>
        </table:table-row>
        <table:table-row table:style-name="ro1">
          <table:table-cell table:style-name="ce6" table:formula="of:=[.A114]" office:value-type="string" office:string-value="Analista-Diseñador" calcext:value-type="string" table:number-columns-spanned="3" table:number-rows-spanned="1">
            <text:p>Analista-Diseñador</text:p>
          </table:table-cell>
          <table:covered-table-cell table:number-columns-repeated="2" table:style-name="Default"/>
          <table:table-cell table:style-name="ce60" table:content-validation-name="val2" table:formula="of:=[.D11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4]/(1-[.$G$9])" office:value-type="float" office:value="31.2444444444444" calcext:value-type="float">
            <text:p>31,24</text:p>
          </table:table-cell>
          <table:table-cell table:formula="of:=[.G114]" office:value-type="float" office:value="321" calcext:value-type="float">
            <text:p>321</text:p>
          </table:table-cell>
          <table:table-cell table:formula="of:=+[.G16]*[.F16]" office:value-type="float" office:value="10029.4666666667" calcext:value-type="float">
            <text:p>10.029,47 </text:p>
          </table:table-cell>
          <table:table-cell table:style-name="ce119" table:formula="of:=[.F16]*(1+[.$K$6])" office:value-type="float" office:value="37.8057777777778" calcext:value-type="float">
            <text:p>37,81</text:p>
          </table:table-cell>
          <table:table-cell table:number-columns-repeated="2"/>
        </table:table-row>
        <table:table-row table:style-name="ro1">
          <table:table-cell table:style-name="ce6" table:formula="of:=[.A115]" office:value-type="string" office:string-value="Analista-Programador" calcext:value-type="string" table:number-columns-spanned="3" table:number-rows-spanned="1">
            <text:p>Analista-Programador</text:p>
          </table:table-cell>
          <table:covered-table-cell table:number-columns-repeated="2" table:style-name="Default"/>
          <table:table-cell table:style-name="ce60" table:content-validation-name="val2" table:formula="of:=[.D11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5]/(1-[.$G$9])" office:value-type="float" office:value="31.2444444444444" calcext:value-type="float">
            <text:p>31,24</text:p>
          </table:table-cell>
          <table:table-cell table:formula="of:=[.G115]" office:value-type="float" office:value="372" calcext:value-type="float">
            <text:p>372</text:p>
          </table:table-cell>
          <table:table-cell table:style-name="ce97" table:formula="of:=+[.G17]*[.F17]" office:value-type="float" office:value="11622.9333333333" calcext:value-type="float">
            <text:p>11.622,93 </text:p>
          </table:table-cell>
          <table:table-cell table:style-name="ce119" table:formula="of:=[.F17]*(1+[.$K$6])" office:value-type="float" office:value="37.8057777777778" calcext:value-type="float">
            <text:p>37,81</text:p>
          </table:table-cell>
          <table:table-cell table:number-columns-repeated="2"/>
        </table:table-row>
        <table:table-row table:style-name="ro1">
          <table:table-cell table:style-name="ce6" table:formula="of:=[.A11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6]/(1-[.$G$9])" office:value-type="float" office:value="13.2666666666667" calcext:value-type="float">
            <text:p>13,27</text:p>
          </table:table-cell>
          <table:table-cell table:formula="of:=[.G116]" office:value-type="float" office:value="49" calcext:value-type="float">
            <text:p>49</text:p>
          </table:table-cell>
          <table:table-cell table:formula="of:=+[.G18]*[.F18]" office:value-type="float" office:value="650.066666666667" calcext:value-type="float">
            <text:p>650,07 </text:p>
          </table:table-cell>
          <table:table-cell table:style-name="ce119" table:formula="of:=[.F18]*(1+[.$K$6])" office:value-type="float" office:value="16.0526666666667" calcext:value-type="float">
            <text:p>16,05</text:p>
          </table:table-cell>
          <table:table-cell table:number-columns-repeated="2"/>
        </table:table-row>
        <table:table-row table:style-name="ro1">
          <table:table-cell table:style-name="ce6" table:formula="of:=[.A1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7]/(1-[.$G$9])" office:value-type="float" office:value="0" calcext:value-type="float">
            <text:p>0,00</text:p>
          </table:table-cell>
          <table:table-cell table:formula="of:=[.G117]" office:value-type="float" office:value="0" calcext:value-type="float">
            <text:p>0</text:p>
          </table:table-cell>
          <table:table-cell table:formula="of:=+[.G19]*[.F19]" office:value-type="float" office:value="0" calcext:value-type="float">
            <text:p>0,00 </text:p>
          </table:table-cell>
          <table:table-cell table:style-name="ce119" table:formula="of:=[.F1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8]/(1-[.$G$9])" office:value-type="float" office:value="0" calcext:value-type="float">
            <text:p>0,00</text:p>
          </table:table-cell>
          <table:table-cell table:formula="of:=[.G118]" office:value-type="float" office:value="0" calcext:value-type="float">
            <text:p>0</text:p>
          </table:table-cell>
          <table:table-cell table:formula="of:=+[.G20]*[.F20]" office:value-type="float" office:value="0" calcext:value-type="float">
            <text:p>0,00 </text:p>
          </table:table-cell>
          <table:table-cell table:style-name="ce119" table:formula="of:=[.F2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9]/(1-[.$G$9])" office:value-type="float" office:value="0" calcext:value-type="float">
            <text:p>0,00</text:p>
          </table:table-cell>
          <table:table-cell table:formula="of:=[.G119]" office:value-type="float" office:value="0" calcext:value-type="float">
            <text:p>0</text:p>
          </table:table-cell>
          <table:table-cell table:formula="of:=+[.G21]*[.F21]" office:value-type="float" office:value="0" calcext:value-type="float">
            <text:p>0,00 </text:p>
          </table:table-cell>
          <table:table-cell table:style-name="ce119" table:formula="of:=[.F2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20]/(1-[.$G$9])" office:value-type="float" office:value="0" calcext:value-type="float">
            <text:p>0,00</text:p>
          </table:table-cell>
          <table:table-cell table:formula="of:=[.G120]" office:value-type="float" office:value="0" calcext:value-type="float">
            <text:p>0</text:p>
          </table:table-cell>
          <table:table-cell table:formula="of:=+[.G22]*[.F22]" office:value-type="float" office:value="0" calcext:value-type="float">
            <text:p>0,00 </text:p>
          </table:table-cell>
          <table:table-cell table:style-name="ce119" table:formula="of:=[.F2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21]/(1-[.$G$9])" office:value-type="float" office:value="0" calcext:value-type="float">
            <text:p>0,00</text:p>
          </table:table-cell>
          <table:table-cell table:formula="of:=[.G121]" office:value-type="float" office:value="0" calcext:value-type="float">
            <text:p>0</text:p>
          </table:table-cell>
          <table:table-cell table:formula="of:=+[.G23]*[.F23]" office:value-type="float" office:value="0" calcext:value-type="float">
            <text:p>0,00 </text:p>
          </table:table-cell>
          <table:table-cell table:style-name="ce119" table:formula="of:=[.F2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2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2]/(1-[.$G$9])" office:value-type="float" office:value="0" calcext:value-type="float">
            <text:p>0,00</text:p>
          </table:table-cell>
          <table:table-cell table:formula="of:=[.G122]" office:value-type="float" office:value="0" calcext:value-type="float">
            <text:p>0</text:p>
          </table:table-cell>
          <table:table-cell table:formula="of:=+[.G24]*[.F24]" office:value-type="float" office:value="0" calcext:value-type="float">
            <text:p>0,00 </text:p>
          </table:table-cell>
          <table:table-cell table:style-name="ce119" table:formula="of:=[.F2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3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3]/(1-[.$G$9])" office:value-type="float" office:value="0" calcext:value-type="float">
            <text:p>0,00</text:p>
          </table:table-cell>
          <table:table-cell table:formula="of:=[.G123]" office:value-type="float" office:value="0" calcext:value-type="float">
            <text:p>0</text:p>
          </table:table-cell>
          <table:table-cell table:formula="of:=+[.G25]*[.F25]" office:value-type="float" office:value="0" calcext:value-type="float">
            <text:p>0,00 </text:p>
          </table:table-cell>
          <table:table-cell table:style-name="ce119" table:formula="of:=[.F2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4]/(1-[.$G$9])" office:value-type="float" office:value="0" calcext:value-type="float">
            <text:p>0,00</text:p>
          </table:table-cell>
          <table:table-cell table:formula="of:=[.G124]" office:value-type="float" office:value="0" calcext:value-type="float">
            <text:p>0</text:p>
          </table:table-cell>
          <table:table-cell table:formula="of:=+[.G26]*[.F26]" office:value-type="float" office:value="0" calcext:value-type="float">
            <text:p>0,00 </text:p>
          </table:table-cell>
          <table:table-cell table:style-name="ce119" table:formula="of:=[.F2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5]/(1-[.$G$9])" office:value-type="float" office:value="0" calcext:value-type="float">
            <text:p>0,00</text:p>
          </table:table-cell>
          <table:table-cell table:formula="of:=[.G125]" office:value-type="float" office:value="0" calcext:value-type="float">
            <text:p>0</text:p>
          </table:table-cell>
          <table:table-cell table:formula="of:=+[.G27]*[.F27]" office:value-type="float" office:value="0" calcext:value-type="float">
            <text:p>0,00 </text:p>
          </table:table-cell>
          <table:table-cell table:style-name="ce119" table:formula="of:=[.F2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6]/(1-[.$G$9])" office:value-type="float" office:value="0" calcext:value-type="float">
            <text:p>0,00</text:p>
          </table:table-cell>
          <table:table-cell table:formula="of:=[.G126]" office:value-type="float" office:value="0" calcext:value-type="float">
            <text:p>0</text:p>
          </table:table-cell>
          <table:table-cell table:formula="of:=+[.G28]*[.F28]" office:value-type="float" office:value="0" calcext:value-type="float">
            <text:p>0,00 </text:p>
          </table:table-cell>
          <table:table-cell table:style-name="ce119" table:formula="of:=[.F2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7]/(1-[.$G$9])" office:value-type="float" office:value="0" calcext:value-type="float">
            <text:p>0,00</text:p>
          </table:table-cell>
          <table:table-cell table:formula="of:=[.G127]" office:value-type="float" office:value="0" calcext:value-type="float">
            <text:p>0</text:p>
          </table:table-cell>
          <table:table-cell table:formula="of:=+[.G29]*[.F29]" office:value-type="float" office:value="0" calcext:value-type="float">
            <text:p>0,00 </text:p>
          </table:table-cell>
          <table:table-cell table:style-name="ce119" table:formula="of:=[.F2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8]/(1-[.$G$9])" office:value-type="float" office:value="0" calcext:value-type="float">
            <text:p>0,00</text:p>
          </table:table-cell>
          <table:table-cell table:formula="of:=[.G128]" office:value-type="float" office:value="0" calcext:value-type="float">
            <text:p>0</text:p>
          </table:table-cell>
          <table:table-cell table:formula="of:=+[.G30]*[.F30]" office:value-type="float" office:value="0" calcext:value-type="float">
            <text:p>0,00 </text:p>
          </table:table-cell>
          <table:table-cell table:style-name="ce119" table:formula="of:=[.F3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9]/(1-[.$G$9])" office:value-type="float" office:value="0" calcext:value-type="float">
            <text:p>0,00</text:p>
          </table:table-cell>
          <table:table-cell table:formula="of:=[.G129]" office:value-type="float" office:value="0" calcext:value-type="float">
            <text:p>0</text:p>
          </table:table-cell>
          <table:table-cell table:formula="of:=+[.G31]*[.F31]" office:value-type="float" office:value="0" calcext:value-type="float">
            <text:p>0,00 </text:p>
          </table:table-cell>
          <table:table-cell table:style-name="ce119" table:formula="of:=[.F3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0]/(1-[.$G$9])" office:value-type="float" office:value="0" calcext:value-type="float">
            <text:p>0,00</text:p>
          </table:table-cell>
          <table:table-cell table:formula="of:=[.G130]" office:value-type="float" office:value="0" calcext:value-type="float">
            <text:p>0</text:p>
          </table:table-cell>
          <table:table-cell table:formula="of:=+[.G32]*[.F32]" office:value-type="float" office:value="0" calcext:value-type="float">
            <text:p>0,00 </text:p>
          </table:table-cell>
          <table:table-cell table:style-name="ce119" table:formula="of:=[.F3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1]/(1-[.$G$9])" office:value-type="float" office:value="0" calcext:value-type="float">
            <text:p>0,00</text:p>
          </table:table-cell>
          <table:table-cell table:formula="of:=[.G131]" office:value-type="float" office:value="0" calcext:value-type="float">
            <text:p>0</text:p>
          </table:table-cell>
          <table:table-cell table:formula="of:=+[.G33]*[.F33]" office:value-type="float" office:value="0" calcext:value-type="float">
            <text:p>0,00 </text:p>
          </table:table-cell>
          <table:table-cell table:style-name="ce119" table:formula="of:=[.F3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2]/(1-[.$G$9])" office:value-type="float" office:value="0" calcext:value-type="float">
            <text:p>0,00</text:p>
          </table:table-cell>
          <table:table-cell table:formula="of:=[.G132]" office:value-type="float" office:value="0" calcext:value-type="float">
            <text:p>0</text:p>
          </table:table-cell>
          <table:table-cell table:formula="of:=+[.G34]*[.F34]" office:value-type="float" office:value="0" calcext:value-type="float">
            <text:p>0,00 </text:p>
          </table:table-cell>
          <table:table-cell table:style-name="ce119" table:formula="of:=[.F3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3]/(1-[.$G$9])" office:value-type="float" office:value="0" calcext:value-type="float">
            <text:p>0,00</text:p>
          </table:table-cell>
          <table:table-cell table:formula="of:=[.G133]" office:value-type="float" office:value="0" calcext:value-type="float">
            <text:p>0</text:p>
          </table:table-cell>
          <table:table-cell table:formula="of:=+[.G35]*[.F35]" office:value-type="float" office:value="0" calcext:value-type="float">
            <text:p>0,00 </text:p>
          </table:table-cell>
          <table:table-cell table:style-name="ce119" table:formula="of:=[.F3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4]/(1-[.$G$9])" office:value-type="float" office:value="0" calcext:value-type="float">
            <text:p>0,00</text:p>
          </table:table-cell>
          <table:table-cell table:formula="of:=[.G134]" office:value-type="float" office:value="0" calcext:value-type="float">
            <text:p>0</text:p>
          </table:table-cell>
          <table:table-cell table:formula="of:=+[.G36]*[.F36]" office:value-type="float" office:value="0" calcext:value-type="float">
            <text:p>0,00 </text:p>
          </table:table-cell>
          <table:table-cell table:style-name="ce119" table:formula="of:=[.F3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5]/(1-[.$G$9])" office:value-type="float" office:value="0" calcext:value-type="float">
            <text:p>0,00</text:p>
          </table:table-cell>
          <table:table-cell table:formula="of:=[.G135]" office:value-type="float" office:value="0" calcext:value-type="float">
            <text:p>0</text:p>
          </table:table-cell>
          <table:table-cell table:formula="of:=+[.G37]*[.F37]" office:value-type="float" office:value="0" calcext:value-type="float">
            <text:p>0,00 </text:p>
          </table:table-cell>
          <table:table-cell table:style-name="ce119" table:formula="of:=[.F3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6]/(1-[.$G$9])" office:value-type="float" office:value="0" calcext:value-type="float">
            <text:p>0,00</text:p>
          </table:table-cell>
          <table:table-cell table:formula="of:=[.G136]" office:value-type="float" office:value="0" calcext:value-type="float">
            <text:p>0</text:p>
          </table:table-cell>
          <table:table-cell table:formula="of:=+[.G38]*[.F38]" office:value-type="float" office:value="0" calcext:value-type="float">
            <text:p>0,00 </text:p>
          </table:table-cell>
          <table:table-cell table:style-name="ce119" table:formula="of:=[.F3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7]/(1-[.$G$9])" office:value-type="float" office:value="0" calcext:value-type="float">
            <text:p>0,00</text:p>
          </table:table-cell>
          <table:table-cell table:formula="of:=[.G137]" office:value-type="float" office:value="0" calcext:value-type="float">
            <text:p>0</text:p>
          </table:table-cell>
          <table:table-cell table:formula="of:=+[.G39]*[.F39]" office:value-type="float" office:value="0" calcext:value-type="float">
            <text:p>0,00 </text:p>
          </table:table-cell>
          <table:table-cell table:style-name="ce119" table:formula="of:=[.F3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8]/(1-[.$G$9])" office:value-type="float" office:value="0" calcext:value-type="float">
            <text:p>0,00</text:p>
          </table:table-cell>
          <table:table-cell table:formula="of:=[.G138]" office:value-type="float" office:value="0" calcext:value-type="float">
            <text:p>0</text:p>
          </table:table-cell>
          <table:table-cell table:formula="of:=+[.G40]*[.F40]" office:value-type="float" office:value="0" calcext:value-type="float">
            <text:p>0,00 </text:p>
          </table:table-cell>
          <table:table-cell table:style-name="ce119" table:formula="of:=[.F4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9]/(1-[.$G$9])" office:value-type="float" office:value="0" calcext:value-type="float">
            <text:p>0,00</text:p>
          </table:table-cell>
          <table:table-cell table:formula="of:=[.G139]" office:value-type="float" office:value="0" calcext:value-type="float">
            <text:p>0</text:p>
          </table:table-cell>
          <table:table-cell table:formula="of:=+[.G41]*[.F41]" office:value-type="float" office:value="0" calcext:value-type="float">
            <text:p>0,00 </text:p>
          </table:table-cell>
          <table:table-cell table:style-name="ce119" table:formula="of:=[.F4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0]/(1-[.$G$9])" office:value-type="float" office:value="0" calcext:value-type="float">
            <text:p>0,00</text:p>
          </table:table-cell>
          <table:table-cell table:formula="of:=[.G140]" office:value-type="float" office:value="0" calcext:value-type="float">
            <text:p>0</text:p>
          </table:table-cell>
          <table:table-cell table:formula="of:=+[.G42]*[.F42]" office:value-type="float" office:value="0" calcext:value-type="float">
            <text:p>0,00 </text:p>
          </table:table-cell>
          <table:table-cell table:style-name="ce119" table:formula="of:=[.F4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1]/(1-[.$G$9])" office:value-type="float" office:value="0" calcext:value-type="float">
            <text:p>0,00</text:p>
          </table:table-cell>
          <table:table-cell table:formula="of:=[.G141]" office:value-type="float" office:value="0" calcext:value-type="float">
            <text:p>0</text:p>
          </table:table-cell>
          <table:table-cell table:formula="of:=+[.G43]*[.F43]" office:value-type="float" office:value="0" calcext:value-type="float">
            <text:p>0,00 </text:p>
          </table:table-cell>
          <table:table-cell table:style-name="ce119" table:formula="of:=[.F4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2]/(1-[.$G$9])" office:value-type="float" office:value="0" calcext:value-type="float">
            <text:p>0,00</text:p>
          </table:table-cell>
          <table:table-cell table:formula="of:=[.G142]" office:value-type="float" office:value="0" calcext:value-type="float">
            <text:p>0</text:p>
          </table:table-cell>
          <table:table-cell table:formula="of:=+[.G44]*[.F44]" office:value-type="float" office:value="0" calcext:value-type="float">
            <text:p>0,00 </text:p>
          </table:table-cell>
          <table:table-cell table:style-name="ce119" table:formula="of:=[.F4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3]/(1-[.$G$9])" office:value-type="float" office:value="0" calcext:value-type="float">
            <text:p>0,00</text:p>
          </table:table-cell>
          <table:table-cell table:formula="of:=[.G143]" office:value-type="float" office:value="0" calcext:value-type="float">
            <text:p>0</text:p>
          </table:table-cell>
          <table:table-cell table:formula="of:=+[.G45]*[.F45]" office:value-type="float" office:value="0" calcext:value-type="float">
            <text:p>0,00 </text:p>
          </table:table-cell>
          <table:table-cell table:style-name="ce119" table:formula="of:=[.F4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4]/(1-[.$G$9])" office:value-type="float" office:value="0" calcext:value-type="float">
            <text:p>0,00</text:p>
          </table:table-cell>
          <table:table-cell table:formula="of:=[.G144]" office:value-type="float" office:value="0" calcext:value-type="float">
            <text:p>0</text:p>
          </table:table-cell>
          <table:table-cell table:formula="of:=+[.G46]*[.F46]" office:value-type="float" office:value="0" calcext:value-type="float">
            <text:p>0,00 </text:p>
          </table:table-cell>
          <table:table-cell table:style-name="ce119" table:formula="of:=[.F4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5]/(1-[.$G$9])" office:value-type="float" office:value="0" calcext:value-type="float">
            <text:p>0,00</text:p>
          </table:table-cell>
          <table:table-cell table:formula="of:=[.G145]" office:value-type="float" office:value="0" calcext:value-type="float">
            <text:p>0</text:p>
          </table:table-cell>
          <table:table-cell table:formula="of:=+[.G47]*[.F47]" office:value-type="float" office:value="0" calcext:value-type="float">
            <text:p>0,00 </text:p>
          </table:table-cell>
          <table:table-cell table:style-name="ce119" table:formula="of:=[.F4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6]/(1-[.$G$9])" office:value-type="float" office:value="0" calcext:value-type="float">
            <text:p>0,00</text:p>
          </table:table-cell>
          <table:table-cell table:formula="of:=[.G146]" office:value-type="float" office:value="0" calcext:value-type="float">
            <text:p>0</text:p>
          </table:table-cell>
          <table:table-cell table:formula="of:=+[.G48]*[.F48]" office:value-type="float" office:value="0" calcext:value-type="float">
            <text:p>0,00 </text:p>
          </table:table-cell>
          <table:table-cell table:style-name="ce119" table:formula="of:=[.F4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7]/(1-[.$G$9])" office:value-type="float" office:value="0" calcext:value-type="float">
            <text:p>0,00</text:p>
          </table:table-cell>
          <table:table-cell table:formula="of:=[.G147]" office:value-type="float" office:value="0" calcext:value-type="float">
            <text:p>0</text:p>
          </table:table-cell>
          <table:table-cell table:formula="of:=+[.G49]*[.F49]" office:value-type="float" office:value="0" calcext:value-type="float">
            <text:p>0,00 </text:p>
          </table:table-cell>
          <table:table-cell table:style-name="ce119" table:formula="of:=[.F4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8]/(1-[.$G$9])" office:value-type="float" office:value="0" calcext:value-type="float">
            <text:p>0,00</text:p>
          </table:table-cell>
          <table:table-cell table:formula="of:=[.G148]" office:value-type="float" office:value="0" calcext:value-type="float">
            <text:p>0</text:p>
          </table:table-cell>
          <table:table-cell table:formula="of:=+[.G50]*[.F50]" office:value-type="float" office:value="0" calcext:value-type="float">
            <text:p>0,00 </text:p>
          </table:table-cell>
          <table:table-cell table:style-name="ce119" table:formula="of:=[.F5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9]/(1-[.$G$9])" office:value-type="float" office:value="0" calcext:value-type="float">
            <text:p>0,00</text:p>
          </table:table-cell>
          <table:table-cell table:formula="of:=[.G149]" office:value-type="float" office:value="0" calcext:value-type="float">
            <text:p>0</text:p>
          </table:table-cell>
          <table:table-cell table:formula="of:=+[.G51]*[.F51]" office:value-type="float" office:value="0" calcext:value-type="float">
            <text:p>0,00 </text:p>
          </table:table-cell>
          <table:table-cell table:style-name="ce119" table:formula="of:=[.F5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 Servicios</text:p>
          </table:table-cell>
          <table:table-cell table:style-name="ce35" table:number-columns-repeated="5"/>
          <table:table-cell table:style-name="ce83" table:formula="of:=SUM([.G12:.G51])" office:value-type="float" office:value="1430.5" calcext:value-type="float">
            <text:p>1.431</text:p>
          </table:table-cell>
          <table:table-cell table:style-name="ce98" table:formula="of:=SUM([.H12:.H51])" office:value-type="float" office:value="34824.0333333333" calcext:value-type="float">
            <text:p>34.824,03 </text:p>
          </table:table-cell>
          <table:table-cell table:style-name="ce120"/>
          <table:table-cell table:style-name="ce31"/>
          <table:table-cell/>
        </table:table-row>
        <table:table-row table:style-name="ro1">
          <table:table-cell table:style-name="ce8"/>
          <table:table-cell table:style-name="ce36" table:number-columns-repeated="5"/>
          <table:table-cell table:style-name="ce84" table:formula="of:=[.G52]/8" office:value-type="float" office:value="178.8125" calcext:value-type="float">
            <text:p>179</text:p>
          </table:table-cell>
          <table:table-cell table:style-name="ce36" office:value-type="string" calcext:value-type="string">
            <text:p>jornadas</text:p>
          </table:table-cell>
          <table:table-cell table:style-name="ce121"/>
          <table:table-cell table:style-name="ce36"/>
          <table:table-cell/>
        </table:table-row>
        <table:table-row table:style-name="ro1">
          <table:table-cell table:style-name="ce9" office:value-type="string" calcext:value-type="string" table:number-columns-spanned="8" table:number-rows-spanned="1">
            <text:p>Ventas y Otros Ingresos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table:formula="of:=[.A163]" office:value-type="string" office:string-value="Plan de selección de empleados (costes por empleado)" calcext:value-type="string" table:number-columns-spanned="5" table:number-rows-spanned="1">
            <text:p>Plan de selección de empleados (costes por empleado)</text:p>
          </table:table-cell>
          <table:covered-table-cell table:number-columns-repeated="3" table:style-name="ce39"/>
          <table:covered-table-cell table:style-name="ce65"/>
          <table:table-cell table:formula="of:=[.F163]/(1-[.I56])" office:value-type="float" office:value="333.333333333333" calcext:value-type="float">
            <text:p>333,33</text:p>
          </table:table-cell>
          <table:table-cell table:formula="of:=[.G163]" office:value-type="float" office:value="5" calcext:value-type="float">
            <text:p>5</text:p>
          </table:table-cell>
          <table:table-cell table:formula="of:=+[.G56]*[.F56]" office:value-type="float" office:value="1666.66666666667" calcext:value-type="float">
            <text:p>1.666,67 </text:p>
          </table:table-cell>
          <table:table-cell office:value-type="percentage" office:value="0.4" calcext:value-type="percentage">
            <text:p>40,00 %</text:p>
          </table:table-cell>
          <table:table-cell table:number-columns-repeated="2"/>
        </table:table-row>
        <table:table-row table:style-name="ro1">
          <table:table-cell table:style-name="ce11" table:formula="of:=[.A164]" office:value-type="string" office:string-value="Tablets del local" calcext:value-type="string" table:number-columns-spanned="5" table:number-rows-spanned="1">
            <text:p>Tablets del local</text:p>
          </table:table-cell>
          <table:covered-table-cell table:number-columns-repeated="3" table:style-name="ce39"/>
          <table:covered-table-cell table:style-name="ce65"/>
          <table:table-cell table:formula="of:=[.F164]/(1-[.I57])" office:value-type="float" office:value="144.444444444444" calcext:value-type="float">
            <text:p>144,44</text:p>
          </table:table-cell>
          <table:table-cell table:formula="of:=[.G164]" office:value-type="float" office:value="24" calcext:value-type="float">
            <text:p>24</text:p>
          </table:table-cell>
          <table:table-cell table:formula="of:=+[.G57]*[.F57]" office:value-type="float" office:value="3466.66666666667" calcext:value-type="float">
            <text:p>3.466,67 </text:p>
          </table:table-cell>
          <table:table-cell office:value-type="percentage" office:value="0.55" calcext:value-type="percentage">
            <text:p>55,00 %</text:p>
          </table:table-cell>
          <table:table-cell table:number-columns-repeated="2"/>
        </table:table-row>
        <table:table-row table:style-name="ro1">
          <table:table-cell table:style-name="ce11" table:formula="of:=[.A165]" office:value-type="string" office:string-value="Licencias de software y drivers NFC" calcext:value-type="string" table:number-columns-spanned="5" table:number-rows-spanned="1">
            <text:p>Licencias de software y drivers NFC</text:p>
          </table:table-cell>
          <table:covered-table-cell table:number-columns-repeated="3" table:style-name="ce39"/>
          <table:covered-table-cell table:style-name="ce65"/>
          <table:table-cell table:formula="of:=[.F165]/(1-[.I58])" office:value-type="float" office:value="60" calcext:value-type="float">
            <text:p>60,00</text:p>
          </table:table-cell>
          <table:table-cell table:formula="of:=[.G165]" office:value-type="float" office:value="1" calcext:value-type="float">
            <text:p>1</text:p>
          </table:table-cell>
          <table:table-cell table:formula="of:=+[.G58]*[.F58]" office:value-type="float" office:value="60" calcext:value-type="float">
            <text:p>60,00 </text:p>
          </table:table-cell>
          <table:table-cell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4">
          <table:table-cell table:style-name="ce11" table:formula="of:=[.A166]" office:value-type="string" office:string-value="Compra, configuración e instalación de licencia de radio" calcext:value-type="string" table:number-columns-spanned="5" table:number-rows-spanned="1">
            <text:p>Compra, configuración e instalación de licencia de radio</text:p>
          </table:table-cell>
          <table:covered-table-cell table:number-columns-repeated="3" table:style-name="ce39"/>
          <table:covered-table-cell table:style-name="ce65"/>
          <table:table-cell table:formula="of:=[.F166]/(1-[.I59])" office:value-type="float" office:value="125" calcext:value-type="float">
            <text:p>125,00</text:p>
          </table:table-cell>
          <table:table-cell table:formula="of:=[.G166]" office:value-type="float" office:value="1" calcext:value-type="float">
            <text:p>1</text:p>
          </table:table-cell>
          <table:table-cell table:formula="of:=+[.G59]*[.F59]" office:value-type="float" office:value="125" calcext:value-type="float">
            <text:p>125,00 </text:p>
          </table:table-cell>
          <table:table-cell office:value-type="percentage" office:value="0.6" calcext:value-type="percentage">
            <text:p>60,00 %</text:p>
          </table:table-cell>
          <table:table-cell table:number-columns-repeated="2"/>
        </table:table-row>
        <table:table-row table:style-name="ro1">
          <table:table-cell table:style-name="ce11" table:formula="of:=[.A167]" office:value-type="string" office:string-value="Router WiFi" calcext:value-type="string" table:number-columns-spanned="5" table:number-rows-spanned="1">
            <text:p>Router WiFi</text:p>
          </table:table-cell>
          <table:covered-table-cell table:number-columns-repeated="3" table:style-name="ce39"/>
          <table:covered-table-cell table:style-name="ce65"/>
          <table:table-cell table:formula="of:=[.F167]/(1-[.I60])" office:value-type="float" office:value="300" calcext:value-type="float">
            <text:p>300,00</text:p>
          </table:table-cell>
          <table:table-cell table:formula="of:=[.G167]" office:value-type="float" office:value="1" calcext:value-type="float">
            <text:p>1</text:p>
          </table:table-cell>
          <table:table-cell table:formula="of:=+[.G60]*[.F60]" office:value-type="float" office:value="300" calcext:value-type="float">
            <text:p>300,00 </text:p>
          </table:table-cell>
          <table:table-cell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8]" office:value-type="string" office:string-value="Unidades extensoras de conexión WiFi" calcext:value-type="string" table:number-columns-spanned="5" table:number-rows-spanned="1">
            <text:p>Unidades extensoras de conexión WiFi</text:p>
          </table:table-cell>
          <table:covered-table-cell table:number-columns-repeated="3" table:style-name="ce39"/>
          <table:covered-table-cell table:style-name="ce65"/>
          <table:table-cell table:formula="of:=[.F168]/(1-[.I61])" office:value-type="float" office:value="83.3333333333333" calcext:value-type="float">
            <text:p>83,33</text:p>
          </table:table-cell>
          <table:table-cell table:formula="of:=[.G168]" office:value-type="float" office:value="2" calcext:value-type="float">
            <text:p>2</text:p>
          </table:table-cell>
          <table:table-cell table:formula="of:=+[.G61]*[.F61]" office:value-type="float" office:value="166.666666666667" calcext:value-type="float">
            <text:p>166,67 </text:p>
          </table:table-cell>
          <table:table-cell office:value-type="percentage" office:value="0.4" calcext:value-type="percentage">
            <text:p>40,00 %</text:p>
          </table:table-cell>
          <table:table-cell table:number-columns-repeated="2"/>
        </table:table-row>
        <table:table-row table:style-name="ro1">
          <table:table-cell table:style-name="ce11" table:formula="of:=[.A169]" office:value-type="string" office:string-value="Instalación y configuración de WiFi (coste de trabajo de jefe de proyecto en h)" calcext:value-type="string" table:number-columns-spanned="5" table:number-rows-spanned="1">
            <text:p>Instalación y configuración de WiFi (coste de trabajo de jefe de proyecto en h)</text:p>
          </table:table-cell>
          <table:covered-table-cell table:number-columns-repeated="3" table:style-name="ce39"/>
          <table:covered-table-cell table:style-name="ce65"/>
          <table:table-cell table:formula="of:=[.F169]/(1-[.I62])" office:value-type="float" office:value="35.15" calcext:value-type="float">
            <text:p>35,15</text:p>
          </table:table-cell>
          <table:table-cell table:formula="of:=[.G169]" office:value-type="float" office:value="3" calcext:value-type="float">
            <text:p>3</text:p>
          </table:table-cell>
          <table:table-cell table:formula="of:=+[.G62]*[.F62]" office:value-type="float" office:value="105.45" calcext:value-type="float">
            <text:p>105,45 </text:p>
          </table:table-cell>
          <table:table-cell office:value-type="percentage" office:value="0.6" calcext:value-type="percentage">
            <text:p>60,00 %</text:p>
          </table:table-cell>
          <table:table-cell table:number-columns-repeated="2"/>
        </table:table-row>
        <table:table-row table:style-name="ro1">
          <table:table-cell table:style-name="ce11" table:formula="of:=[.A170]" office:value-type="string" office:string-value="Aplicación de plan de seguridad de la empresa" calcext:value-type="string" table:number-columns-spanned="5" table:number-rows-spanned="1">
            <text:p>Aplicación de plan de seguridad de la empresa</text:p>
          </table:table-cell>
          <table:covered-table-cell table:number-columns-repeated="3" table:style-name="ce39"/>
          <table:covered-table-cell table:style-name="ce65"/>
          <table:table-cell table:formula="of:=[.F170]/(1-[.I63])" office:value-type="float" office:value="6250" calcext:value-type="float">
            <text:p>6.250,00</text:p>
          </table:table-cell>
          <table:table-cell table:formula="of:=[.G170]" office:value-type="float" office:value="1" calcext:value-type="float">
            <text:p>1</text:p>
          </table:table-cell>
          <table:table-cell table:formula="of:=+[.G63]*[.F63]" office:value-type="float" office:value="6250" calcext:value-type="float">
            <text:p>6.250,00 </text:p>
          </table:table-cell>
          <table:table-cell office:value-type="percentage" office:value="0.6" calcext:value-type="percentage">
            <text:p>60,00 %</text:p>
          </table:table-cell>
          <table:table-cell table:number-columns-repeated="2"/>
        </table:table-row>
        <table:table-row table:style-name="ro1">
          <table:table-cell table:style-name="ce11" table:formula="of:=[.A171]" office:value-type="string" office:string-value="Entrenamiento de camareros para uso de equipamiento tecnológico" calcext:value-type="string" table:number-columns-spanned="5" table:number-rows-spanned="1">
            <text:p>Entrenamiento de camareros para uso de equipamiento tecnológico</text:p>
          </table:table-cell>
          <table:covered-table-cell table:number-columns-repeated="3" table:style-name="ce39"/>
          <table:covered-table-cell table:style-name="ce65"/>
          <table:table-cell table:formula="of:=[.F171]/(1-[.I64])" office:value-type="float" office:value="44.4444444444444" calcext:value-type="float">
            <text:p>44,44</text:p>
          </table:table-cell>
          <table:table-cell table:formula="of:=[.G171]" office:value-type="float" office:value="10" calcext:value-type="float">
            <text:p>10</text:p>
          </table:table-cell>
          <table:table-cell table:formula="of:=+[.G64]*[.F64]" office:value-type="float" office:value="444.444444444445" calcext:value-type="float">
            <text:p>444,44 </text:p>
          </table:table-cell>
          <table:table-cell office:value-type="percentage" office:value="0.55" calcext:value-type="percentage">
            <text:p>55,00 %</text:p>
          </table:table-cell>
          <table:table-cell table:number-columns-repeated="2"/>
        </table:table-row>
        <table:table-row table:style-name="ro1">
          <table:table-cell table:style-name="ce11" table:formula="of:=[.A1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2]/(1-[.I65])" office:value-type="float" office:value="0" calcext:value-type="float">
            <text:p>0,00</text:p>
          </table:table-cell>
          <table:table-cell table:formula="of:=[.G172]" office:value-type="float" office:value="0" calcext:value-type="float">
            <text:p>0</text:p>
          </table:table-cell>
          <table:table-cell table:formula="of:=+[.G65]*[.F6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3]/(1-[.I66])" office:value-type="float" office:value="0" calcext:value-type="float">
            <text:p>0,00</text:p>
          </table:table-cell>
          <table:table-cell table:formula="of:=[.G173]" office:value-type="float" office:value="0" calcext:value-type="float">
            <text:p>0</text:p>
          </table:table-cell>
          <table:table-cell table:formula="of:=+[.G66]*[.F6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4]/(1-[.I67])" office:value-type="float" office:value="0" calcext:value-type="float">
            <text:p>0,00</text:p>
          </table:table-cell>
          <table:table-cell table:formula="of:=[.G174]" office:value-type="float" office:value="0" calcext:value-type="float">
            <text:p>0</text:p>
          </table:table-cell>
          <table:table-cell table:formula="of:=+[.G67]*[.F6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5]/(1-[.I68])" office:value-type="float" office:value="0" calcext:value-type="float">
            <text:p>0,00</text:p>
          </table:table-cell>
          <table:table-cell table:formula="of:=[.G175]" office:value-type="float" office:value="0" calcext:value-type="float">
            <text:p>0</text:p>
          </table:table-cell>
          <table:table-cell table:formula="of:=+[.G68]*[.F6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6]/(1-[.I69])" office:value-type="float" office:value="0" calcext:value-type="float">
            <text:p>0,00</text:p>
          </table:table-cell>
          <table:table-cell table:formula="of:=[.G176]" office:value-type="float" office:value="0" calcext:value-type="float">
            <text:p>0</text:p>
          </table:table-cell>
          <table:table-cell table:formula="of:=+[.G69]*[.F6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7]/(1-[.I70])" office:value-type="float" office:value="0" calcext:value-type="float">
            <text:p>0,00</text:p>
          </table:table-cell>
          <table:table-cell table:formula="of:=[.G177]" office:value-type="float" office:value="0" calcext:value-type="float">
            <text:p>0</text:p>
          </table:table-cell>
          <table:table-cell table:formula="of:=+[.G70]*[.F7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8]/(1-[.I71])" office:value-type="float" office:value="0" calcext:value-type="float">
            <text:p>0,00</text:p>
          </table:table-cell>
          <table:table-cell table:formula="of:=[.G178]" office:value-type="float" office:value="0" calcext:value-type="float">
            <text:p>0</text:p>
          </table:table-cell>
          <table:table-cell table:formula="of:=+[.G71]*[.F7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9]/(1-[.I72])" office:value-type="float" office:value="0" calcext:value-type="float">
            <text:p>0,00</text:p>
          </table:table-cell>
          <table:table-cell table:formula="of:=[.G179]" office:value-type="float" office:value="0" calcext:value-type="float">
            <text:p>0</text:p>
          </table:table-cell>
          <table:table-cell table:formula="of:=+[.G72]*[.F7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0]/(1-[.I73])" office:value-type="float" office:value="0" calcext:value-type="float">
            <text:p>0,00</text:p>
          </table:table-cell>
          <table:table-cell table:formula="of:=[.G180]" office:value-type="float" office:value="0" calcext:value-type="float">
            <text:p>0</text:p>
          </table:table-cell>
          <table:table-cell table:formula="of:=+[.G73]*[.F7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1]/(1-[.I74])" office:value-type="float" office:value="0" calcext:value-type="float">
            <text:p>0,00</text:p>
          </table:table-cell>
          <table:table-cell table:formula="of:=[.G181]" office:value-type="float" office:value="0" calcext:value-type="float">
            <text:p>0</text:p>
          </table:table-cell>
          <table:table-cell table:formula="of:=+[.G74]*[.F7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2]/(1-[.I75])" office:value-type="float" office:value="0" calcext:value-type="float">
            <text:p>0,00</text:p>
          </table:table-cell>
          <table:table-cell table:formula="of:=[.G182]" office:value-type="float" office:value="0" calcext:value-type="float">
            <text:p>0</text:p>
          </table:table-cell>
          <table:table-cell table:formula="of:=+[.G75]*[.F7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3]/(1-[.I76])" office:value-type="float" office:value="0" calcext:value-type="float">
            <text:p>0,00</text:p>
          </table:table-cell>
          <table:table-cell table:formula="of:=[.G183]" office:value-type="float" office:value="0" calcext:value-type="float">
            <text:p>0</text:p>
          </table:table-cell>
          <table:table-cell table:formula="of:=+[.G76]*[.F7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4]/(1-[.I77])" office:value-type="float" office:value="0" calcext:value-type="float">
            <text:p>0,00</text:p>
          </table:table-cell>
          <table:table-cell table:formula="of:=[.G184]" office:value-type="float" office:value="0" calcext:value-type="float">
            <text:p>0</text:p>
          </table:table-cell>
          <table:table-cell table:formula="of:=+[.G77]*[.F7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5]/(1-[.I78])" office:value-type="float" office:value="0" calcext:value-type="float">
            <text:p>0,00</text:p>
          </table:table-cell>
          <table:table-cell table:formula="of:=[.G185]" office:value-type="float" office:value="0" calcext:value-type="float">
            <text:p>0</text:p>
          </table:table-cell>
          <table:table-cell table:formula="of:=+[.G78]*[.F7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6]/(1-[.I79])" office:value-type="float" office:value="0" calcext:value-type="float">
            <text:p>0,00</text:p>
          </table:table-cell>
          <table:table-cell table:formula="of:=[.G186]" office:value-type="float" office:value="0" calcext:value-type="float">
            <text:p>0</text:p>
          </table:table-cell>
          <table:table-cell table:formula="of:=+[.G79]*[.F7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7]/(1-[.I80])" office:value-type="float" office:value="0" calcext:value-type="float">
            <text:p>0,00</text:p>
          </table:table-cell>
          <table:table-cell table:formula="of:=[.G187]" office:value-type="float" office:value="0" calcext:value-type="float">
            <text:p>0</text:p>
          </table:table-cell>
          <table:table-cell table:formula="of:=+[.G80]*[.F8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8]/(1-[.I81])" office:value-type="float" office:value="0" calcext:value-type="float">
            <text:p>0,00</text:p>
          </table:table-cell>
          <table:table-cell table:formula="of:=[.G188]" office:value-type="float" office:value="0" calcext:value-type="float">
            <text:p>0</text:p>
          </table:table-cell>
          <table:table-cell table:formula="of:=+[.G81]*[.F8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9]/(1-[.I82])" office:value-type="float" office:value="0" calcext:value-type="float">
            <text:p>0,00</text:p>
          </table:table-cell>
          <table:table-cell table:formula="of:=[.G189]" office:value-type="float" office:value="0" calcext:value-type="float">
            <text:p>0</text:p>
          </table:table-cell>
          <table:table-cell table:formula="of:=+[.G82]*[.F8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0]/(1-[.I83])" office:value-type="float" office:value="0" calcext:value-type="float">
            <text:p>0,00</text:p>
          </table:table-cell>
          <table:table-cell table:formula="of:=[.G190]" office:value-type="float" office:value="0" calcext:value-type="float">
            <text:p>0</text:p>
          </table:table-cell>
          <table:table-cell table:formula="of:=+[.G83]*[.F8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1]/(1-[.I84])" office:value-type="float" office:value="0" calcext:value-type="float">
            <text:p>0,00</text:p>
          </table:table-cell>
          <table:table-cell table:formula="of:=[.G191]" office:value-type="float" office:value="0" calcext:value-type="float">
            <text:p>0</text:p>
          </table:table-cell>
          <table:table-cell table:formula="of:=+[.G84]*[.F8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2]/(1-[.I85])" office:value-type="float" office:value="0" calcext:value-type="float">
            <text:p>0,00</text:p>
          </table:table-cell>
          <table:table-cell table:formula="of:=[.G192]" office:value-type="float" office:value="0" calcext:value-type="float">
            <text:p>0</text:p>
          </table:table-cell>
          <table:table-cell table:formula="of:=+[.G85]*[.F8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3]/(1-[.I86])" office:value-type="float" office:value="0" calcext:value-type="float">
            <text:p>0,00</text:p>
          </table:table-cell>
          <table:table-cell table:formula="of:=[.G193]" office:value-type="float" office:value="0" calcext:value-type="float">
            <text:p>0</text:p>
          </table:table-cell>
          <table:table-cell table:formula="of:=+[.G86]*[.F8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4]/(1-[.I87])" office:value-type="float" office:value="0" calcext:value-type="float">
            <text:p>0,00</text:p>
          </table:table-cell>
          <table:table-cell table:formula="of:=[.G194]" office:value-type="float" office:value="0" calcext:value-type="float">
            <text:p>0</text:p>
          </table:table-cell>
          <table:table-cell table:formula="of:=+[.G87]*[.F8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5]/(1-[.I88])" office:value-type="float" office:value="0" calcext:value-type="float">
            <text:p>0,00</text:p>
          </table:table-cell>
          <table:table-cell table:formula="of:=[.G195]" office:value-type="float" office:value="0" calcext:value-type="float">
            <text:p>0</text:p>
          </table:table-cell>
          <table:table-cell table:formula="of:=+[.G88]*[.F8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6]/(1-[.I89])" office:value-type="float" office:value="0" calcext:value-type="float">
            <text:p>0,00</text:p>
          </table:table-cell>
          <table:table-cell table:formula="of:=[.G196]" office:value-type="float" office:value="0" calcext:value-type="float">
            <text:p>0</text:p>
          </table:table-cell>
          <table:table-cell table:formula="of:=+[.G89]*[.F8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7]/(1-[.I90])" office:value-type="float" office:value="0" calcext:value-type="float">
            <text:p>0,00</text:p>
          </table:table-cell>
          <table:table-cell table:formula="of:=[.G197]" office:value-type="float" office:value="0" calcext:value-type="float">
            <text:p>0</text:p>
          </table:table-cell>
          <table:table-cell table:formula="of:=+[.G90]*[.F9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8]/(1-[.I91])" office:value-type="float" office:value="0" calcext:value-type="float">
            <text:p>0,00</text:p>
          </table:table-cell>
          <table:table-cell table:formula="of:=[.G198]" office:value-type="float" office:value="0" calcext:value-type="float">
            <text:p>0</text:p>
          </table:table-cell>
          <table:table-cell table:formula="of:=+[.G91]*[.F9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9]/(1-[.I92])" office:value-type="float" office:value="0" calcext:value-type="float">
            <text:p>0,00</text:p>
          </table:table-cell>
          <table:table-cell table:formula="of:=[.G199]" office:value-type="float" office:value="0" calcext:value-type="float">
            <text:p>0</text:p>
          </table:table-cell>
          <table:table-cell table:formula="of:=+[.G92]*[.F9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0]/(1-[.I93])" office:value-type="float" office:value="0" calcext:value-type="float">
            <text:p>0,00</text:p>
          </table:table-cell>
          <table:table-cell table:formula="of:=[.G200]" office:value-type="float" office:value="0" calcext:value-type="float">
            <text:p>0</text:p>
          </table:table-cell>
          <table:table-cell table:formula="of:=+[.G93]*[.F9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1]/(1-[.I94])" office:value-type="float" office:value="0" calcext:value-type="float">
            <text:p>0,00</text:p>
          </table:table-cell>
          <table:table-cell table:formula="of:=[.G201]" office:value-type="float" office:value="0" calcext:value-type="float">
            <text:p>0</text:p>
          </table:table-cell>
          <table:table-cell table:formula="of:=+[.G94]*[.F9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2]/(1-[.I95])" office:value-type="float" office:value="0" calcext:value-type="float">
            <text:p>0,00</text:p>
          </table:table-cell>
          <table:table-cell table:formula="of:=[.G202]" office:value-type="float" office:value="0" calcext:value-type="float">
            <text:p>0</text:p>
          </table:table-cell>
          <table:table-cell table:formula="of:=+[.G95]*[.F9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otal Ventas y Otros Ingresos</text:p>
          </table:table-cell>
          <table:table-cell table:style-name="ce40" table:number-columns-repeated="5"/>
          <table:table-cell table:style-name="ce85"/>
          <table:table-cell table:style-name="ce100" table:formula="of:=SUM([.H56:.H95])" office:value-type="float" office:value="12584.8944444444" calcext:value-type="float">
            <text:p>12.584,89 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1" table:number-columns-repeated="5"/>
          <table:table-cell table:style-name="ce86"/>
          <table:table-cell table:style-name="ce101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8" table:number-rows-spanned="1">
            <text:p>Costes Indirectos del Proyecto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4">
          <table:table-cell table:style-name="ce11" office:value-type="string" calcext:value-type="string" table:number-columns-spanned="5" table:number-rows-spanned="1">
            <text:p>Costes Indirectos del Proyecto</text:p>
          </table:table-cell>
          <table:covered-table-cell table:number-columns-repeated="3" table:style-name="ce39"/>
          <table:covered-table-cell table:style-name="ce65"/>
          <table:table-cell table:formula="of:=[.H231]*[.I100]" office:value-type="float" office:value="4660.11825" calcext:value-type="float">
            <text:p>4.660,12</text:p>
          </table:table-cell>
          <table:table-cell office:value-type="float" office:value="1" calcext:value-type="float">
            <text:p>1</text:p>
          </table:table-cell>
          <table:table-cell table:formula="of:=+[.G100]*[.F100]" office:value-type="float" office:value="4660.11825" calcext:value-type="float">
            <text:p>4.660,12 </text:p>
          </table:table-cell>
          <table:table-cell office:value-type="percentage" office:value="0.15" calcext:value-type="percentage">
            <text:p>15,00 %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6" table:number-rows-spanned="2">
            <text:p>T O T A L <text:s text:c="3"/>I N G R E S O S</text:p>
          </table:table-cell>
          <table:covered-table-cell table:number-columns-repeated="4" table:style-name="ce42"/>
          <table:covered-table-cell table:style-name="ce72"/>
          <table:table-cell table:style-name="ce87" table:formula="of:=IF([.H$102]=0;0;[.H102]/[.H$102])" office:value-type="percentage" office:value="1" calcext:value-type="percentage" table:number-columns-spanned="1" table:number-rows-spanned="2">
            <text:p>100,00%</text:p>
          </table:table-cell>
          <table:table-cell table:style-name="ce102" table:formula="of:=SUM([.H52];[.H96])+[.H100]" office:value-type="float" office:value="52069.0460277778" calcext:value-type="float" table:number-columns-spanned="1" table:number-rows-spanned="2">
            <text:p>52.069,05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03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6" table:number-columns-repeated="9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9" table:number-rows-spanned="1">
            <text:p>DESGLOSE <text:s/>DE <text:s/>GASTOS</text:p>
          </table:table-cell>
          <table:covered-table-cell table:number-columns-repeated="8" table:style-name="ce44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9"/>
          <table:table-cell/>
        </table:table-row>
        <table:table-row table:style-name="ro4">
          <table:table-cell table:style-name="ce18" office:value-type="string" calcext:value-type="string" table:number-columns-spanned="8" table:number-rows-spanned="1">
            <text:p>Personal</text:p>
          </table:table-cell>
          <table:covered-table-cell table:number-columns-repeated="7" table:style-name="ce45"/>
          <table:table-cell table:style-name="ce125" office:value-type="string" calcext:value-type="string">
            <text:p>S.B.A.</text:p>
          </table:table-cell>
          <table:table-cell table:style-name="ce58" office:value-type="string" calcext:value-type="string">
            <text:p>Horas/año</text:p>
          </table:table-cell>
          <table:table-cell table:style-name="ce133" office:value-type="float" office:value="1780" calcext:value-type="float">
            <text:p>1.780,00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Recurso</text:p>
          </table:table-cell>
          <table:covered-table-cell table:style-name="ce38"/>
          <table:covered-table-cell table:style-name="ce55"/>
          <table:table-cell table:style-name="ce61" office:value-type="string" calcext:value-type="string" table:number-columns-spanned="2" table:number-rows-spanned="1">
            <text:p>Categoría</text:p>
          </table:table-cell>
          <table:covered-table-cell table:style-name="ce55"/>
          <table:table-cell table:style-name="ce61" office:value-type="string" calcext:value-type="string">
            <text:p>Coste hora</text:p>
          </table:table-cell>
          <table:table-cell table:style-name="ce61" office:value-type="string" calcext:value-type="string">
            <text:p>Nº de horas</text:p>
          </table:table-cell>
          <table:table-cell table:style-name="ce104" office:value-type="string" calcext:value-type="string">
            <text:p>Importe</text:p>
          </table:table-cell>
          <table:table-cell table:style-name="ce10" office:value-type="string" calcext:value-type="string">
            <text:p>Estimado</text:p>
          </table:table-cell>
          <table:table-cell table:style-name="ce58" office:value-type="string" calcext:value-type="string">
            <text:p>% Empresarial</text:p>
          </table:table-cell>
          <table:table-cell table:style-name="ce132" office:value-type="percentage" office:value="0.3159" calcext:value-type="percentage">
            <text:p>31,59%</text:p>
          </table:table-cell>
        </table:table-row>
        <table:table-row table:style-name="ro4">
          <table:table-cell table:style-name="ce19" office:value-type="string" calcext:value-type="string" table:number-columns-spanned="3" table:number-rows-spanned="1">
            <text:p>Jefe Proy</text:p>
          </table:table-cell>
          <table:covered-table-cell table:style-name="ce46" table:formula="of:=#REF!" office:value-type="string" office:string-value="#NOMBRE?" calcext:value-type="string">
            <text:p>#NOMBRE?</text:p>
          </table:covered-table-cell>
          <table:covered-table-cell table:style-name="ce56" table:formula="of:=#REF!" office:value-type="string" office:string-value="#NOMBRE?" calcext:value-type="string">
            <text:p>#NOMBRE?</text:p>
          </table:covered-table-cell>
          <table:table-cell table:style-name="ce62" table:number-columns-spanned="2" table:number-rows-spanned="1"/>
          <table:covered-table-cell table:style-name="ce66" table:content-validation-name="val3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84" calcext:value-type="float">
            <text:p>84</text:p>
          </table:table-cell>
          <table:table-cell table:style-name="ce105" table:formula="of:=IF([.G110]=&quot; &quot;;&quot; &quot;;+[.G110]*[.F110])" office:value-type="float" office:value="1181.04" calcext:value-type="float">
            <text:p>1.181,04 </text:p>
          </table:table-cell>
          <table:table-cell table:style-name="ce126" table:formula="of:=IF([.F110]*[.$K$108]&lt;(35000*(1+[.$K$109]));[.F110]/(1+[.$K$109])*[.$K$108];[.F110]*[.$K$108]-35000*[.$K$109])" office:value-type="currency" office:currency="EUR" office:value="19018.7704232844" calcext:value-type="currency">
            <text:p>19.018,77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se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1.25" calcext:value-type="currency">
            <text:p>11,25 €</text:p>
          </table:table-cell>
          <table:table-cell table:style-name="ce62" office:value-type="float" office:value="160" calcext:value-type="float">
            <text:p>160</text:p>
          </table:table-cell>
          <table:table-cell table:style-name="ce105" table:formula="of:=IF([.G111]=&quot; &quot;;&quot; &quot;;+[.G111]*[.F111])" office:value-type="float" office:value="1800" calcext:value-type="float">
            <text:p>1.800,00 </text:p>
          </table:table-cell>
          <table:table-cell table:style-name="ce126" table:formula="of:=IF([.F111]*[.$K$108]&lt;(35000*(1+[.$K$109]));[.F111]/(1+[.$K$109])*[.$K$108];[.F111]*[.$K$108]-35000*[.$K$109])" office:value-type="currency" office:currency="EUR" office:value="15217.7217113762" calcext:value-type="currency">
            <text:p>15.217,72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241" calcext:value-type="float">
            <text:p>241</text:p>
          </table:table-cell>
          <table:table-cell table:style-name="ce105" table:formula="of:=IF([.G112]=&quot; &quot;;&quot; &quot;;+[.G112]*[.F112])" office:value-type="float" office:value="1438.77" calcext:value-type="float">
            <text:p>1.438,77 </text:p>
          </table:table-cell>
          <table:table-cell table:style-name="ce126" table:formula="of:=IF([.F112]*[.$K$108]&lt;(35000*(1+[.$K$109]));[.F112]/(1+[.$K$109])*[.$K$108];[.F112]*[.$K$108]-35000*[.$K$109])" office:value-type="currency" office:currency="EUR" office:value="8075.53765483699" calcext:value-type="currency">
            <text:p>8.075,54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203.5" calcext:value-type="float">
            <text:p>204</text:p>
          </table:table-cell>
          <table:table-cell table:style-name="ce105" table:formula="of:=IF([.G113]=&quot; &quot;;&quot; &quot;;+[.G113]*[.F113])" office:value-type="float" office:value="1214.895" calcext:value-type="float">
            <text:p>1.214,90 </text:p>
          </table:table-cell>
          <table:table-cell table:style-name="ce126" table:formula="of:=IF([.F113]*[.$K$108]&lt;(35000*(1+[.$K$109]));[.F113]/(1+[.$K$109])*[.$K$108];[.F113]*[.$K$108]-35000*[.$K$109])" office:value-type="currency" office:currency="EUR" office:value="8075.53765483699" calcext:value-type="currency">
            <text:p>8.075,54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Analista-Diseñ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321" calcext:value-type="float">
            <text:p>321</text:p>
          </table:table-cell>
          <table:table-cell table:style-name="ce105" table:formula="of:=IF([.G114]=&quot; &quot;;&quot; &quot;;+[.G114]*[.F114])" office:value-type="float" office:value="4513.26" calcext:value-type="float">
            <text:p>4.513,26 </text:p>
          </table:table-cell>
          <table:table-cell table:style-name="ce126" table:formula="of:=IF([.F114]*[.$K$108]&lt;(35000*(1+[.$K$109]));[.F114]/(1+[.$K$109])*[.$K$108];[.F114]*[.$K$108]-35000*[.$K$109])" office:value-type="currency" office:currency="EUR" office:value="19018.7704232844" calcext:value-type="currency">
            <text:p>19.018,77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Program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372" calcext:value-type="float">
            <text:p>372</text:p>
          </table:table-cell>
          <table:table-cell table:style-name="ce105" table:formula="of:=IF([.G115]=&quot; &quot;;&quot; &quot;;+[.G115]*[.F115])" office:value-type="float" office:value="5230.32" calcext:value-type="float">
            <text:p>5.230,32 </text:p>
          </table:table-cell>
          <table:table-cell table:style-name="ce126" table:formula="of:=IF([.F115]*[.$K$108]&lt;(35000*(1+[.$K$109]));[.F115]/(1+[.$K$109])*[.$K$108];[.F115]*[.$K$108]-35000*[.$K$109])" office:value-type="currency" office:currency="EUR" office:value="19018.7704232844" calcext:value-type="currency">
            <text:p>19.018,77 €</text:p>
          </table:table-cell>
          <table:table-cell table:number-columns-repeated="2"/>
        </table:table-row>
        <table:table-row table:style-name="ro4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49" calcext:value-type="float">
            <text:p>49</text:p>
          </table:table-cell>
          <table:table-cell table:style-name="ce105" table:formula="of:=IF([.G116]=&quot; &quot;;&quot; &quot;;+[.G116]*[.F116])" office:value-type="float" office:value="292.53" calcext:value-type="float">
            <text:p>292,53 </text:p>
          </table:table-cell>
          <table:table-cell table:style-name="ce126" table:formula="of:=IF([.F116]*[.$K$108]&lt;(35000*(1+[.$K$109]));[.F116]/(1+[.$K$109])*[.$K$108];[.F116]*[.$K$108]-35000*[.$K$109])" office:value-type="currency" office:currency="EUR" office:value="8075.53765483699" calcext:value-type="currency">
            <text:p>8.075,54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7]=&quot; &quot;;&quot; &quot;;+[.G117]*[.F117])" office:value-type="float" office:value="0" calcext:value-type="float">
            <text:p>0,00 </text:p>
          </table:table-cell>
          <table:table-cell table:style-name="ce126" table:formula="of:=IF([.F117]*[.$K$108]&lt;(35000*(1+[.$K$109]));[.F117]/(1+[.$K$109])*[.$K$108];[.F11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8]=&quot; &quot;;&quot; &quot;;+[.G118]*[.F118])" office:value-type="float" office:value="0" calcext:value-type="float">
            <text:p>0,00 </text:p>
          </table:table-cell>
          <table:table-cell table:style-name="ce126" table:formula="of:=IF([.F118]*[.$K$108]&lt;(35000*(1+[.$K$109]));[.F118]/(1+[.$K$109])*[.$K$108];[.F11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9]=&quot; &quot;;&quot; &quot;;+[.G119]*[.F119])" office:value-type="float" office:value="0" calcext:value-type="float">
            <text:p>0,00 </text:p>
          </table:table-cell>
          <table:table-cell table:style-name="ce126" table:formula="of:=IF([.F119]*[.$K$108]&lt;(35000*(1+[.$K$109]));[.F119]/(1+[.$K$109])*[.$K$108];[.F11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0]=&quot; &quot;;&quot; &quot;;+[.G120]*[.F120])" office:value-type="float" office:value="0" calcext:value-type="float">
            <text:p>0,00 </text:p>
          </table:table-cell>
          <table:table-cell table:style-name="ce126" table:formula="of:=IF([.F120]*[.$K$108]&lt;(35000*(1+[.$K$109]));[.F120]/(1+[.$K$109])*[.$K$108];[.F12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1]=&quot; &quot;;&quot; &quot;;+[.G121]*[.F121])" office:value-type="float" office:value="0" calcext:value-type="float">
            <text:p>0,00 </text:p>
          </table:table-cell>
          <table:table-cell table:style-name="ce126" table:formula="of:=IF([.F121]*[.$K$108]&lt;(35000*(1+[.$K$109]));[.F121]/(1+[.$K$109])*[.$K$108];[.F12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2]=&quot; &quot;;&quot; &quot;;+[.G122]*[.F122])" office:value-type="float" office:value="0" calcext:value-type="float">
            <text:p>0,00 </text:p>
          </table:table-cell>
          <table:table-cell table:style-name="ce126" table:formula="of:=IF([.F122]*[.$K$108]&lt;(35000*(1+[.$K$109]));[.F122]/(1+[.$K$109])*[.$K$108];[.F12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3]=&quot; &quot;;&quot; &quot;;+[.G123]*[.F123])" office:value-type="float" office:value="0" calcext:value-type="float">
            <text:p>0,00 </text:p>
          </table:table-cell>
          <table:table-cell table:style-name="ce126" table:formula="of:=IF([.F123]*[.$K$108]&lt;(35000*(1+[.$K$109]));[.F123]/(1+[.$K$109])*[.$K$108];[.F12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4]=&quot; &quot;;&quot; &quot;;+[.G124]*[.F124])" office:value-type="float" office:value="0" calcext:value-type="float">
            <text:p>0,00 </text:p>
          </table:table-cell>
          <table:table-cell table:style-name="ce126" table:formula="of:=IF([.F124]*[.$K$108]&lt;(35000*(1+[.$K$109]));[.F124]/(1+[.$K$109])*[.$K$108];[.F12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5]=&quot; &quot;;&quot; &quot;;+[.G125]*[.F125])" office:value-type="float" office:value="0" calcext:value-type="float">
            <text:p>0,00 </text:p>
          </table:table-cell>
          <table:table-cell table:style-name="ce126" table:formula="of:=IF([.F125]*[.$K$108]&lt;(35000*(1+[.$K$109]));[.F125]/(1+[.$K$109])*[.$K$108];[.F12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6]=&quot; &quot;;&quot; &quot;;+[.G126]*[.F126])" office:value-type="float" office:value="0" calcext:value-type="float">
            <text:p>0,00 </text:p>
          </table:table-cell>
          <table:table-cell table:style-name="ce126" table:formula="of:=IF([.F126]*[.$K$108]&lt;(35000*(1+[.$K$109]));[.F126]/(1+[.$K$109])*[.$K$108];[.F12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7]=&quot; &quot;;&quot; &quot;;+[.G127]*[.F127])" office:value-type="float" office:value="0" calcext:value-type="float">
            <text:p>0,00 </text:p>
          </table:table-cell>
          <table:table-cell table:style-name="ce126" table:formula="of:=IF([.F127]*[.$K$108]&lt;(35000*(1+[.$K$109]));[.F127]/(1+[.$K$109])*[.$K$108];[.F12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8]=&quot; &quot;;&quot; &quot;;+[.G128]*[.F128])" office:value-type="float" office:value="0" calcext:value-type="float">
            <text:p>0,00 </text:p>
          </table:table-cell>
          <table:table-cell table:style-name="ce126" table:formula="of:=IF([.F128]*[.$K$108]&lt;(35000*(1+[.$K$109]));[.F128]/(1+[.$K$109])*[.$K$108];[.F12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9]=&quot; &quot;;&quot; &quot;;+[.G129]*[.F129])" office:value-type="float" office:value="0" calcext:value-type="float">
            <text:p>0,00 </text:p>
          </table:table-cell>
          <table:table-cell table:style-name="ce126" table:formula="of:=IF([.F129]*[.$K$108]&lt;(35000*(1+[.$K$109]));[.F129]/(1+[.$K$109])*[.$K$108];[.F12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0]=&quot; &quot;;&quot; &quot;;+[.G130]*[.F130])" office:value-type="float" office:value="0" calcext:value-type="float">
            <text:p>0,00 </text:p>
          </table:table-cell>
          <table:table-cell table:style-name="ce126" table:formula="of:=IF([.F130]*[.$K$108]&lt;(35000*(1+[.$K$109]));[.F130]/(1+[.$K$109])*[.$K$108];[.F13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1]=&quot; &quot;;&quot; &quot;;+[.G131]*[.F131])" office:value-type="float" office:value="0" calcext:value-type="float">
            <text:p>0,00 </text:p>
          </table:table-cell>
          <table:table-cell table:style-name="ce126" table:formula="of:=IF([.F131]*[.$K$108]&lt;(35000*(1+[.$K$109]));[.F131]/(1+[.$K$109])*[.$K$108];[.F13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2]=&quot; &quot;;&quot; &quot;;+[.G132]*[.F132])" office:value-type="float" office:value="0" calcext:value-type="float">
            <text:p>0,00 </text:p>
          </table:table-cell>
          <table:table-cell table:style-name="ce126" table:formula="of:=IF([.F132]*[.$K$108]&lt;(35000*(1+[.$K$109]));[.F132]/(1+[.$K$109])*[.$K$108];[.F13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3]=&quot; &quot;;&quot; &quot;;+[.G133]*[.F133])" office:value-type="float" office:value="0" calcext:value-type="float">
            <text:p>0,00 </text:p>
          </table:table-cell>
          <table:table-cell table:style-name="ce126" table:formula="of:=IF([.F133]*[.$K$108]&lt;(35000*(1+[.$K$109]));[.F133]/(1+[.$K$109])*[.$K$108];[.F13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4]=&quot; &quot;;&quot; &quot;;+[.G134]*[.F134])" office:value-type="float" office:value="0" calcext:value-type="float">
            <text:p>0,00 </text:p>
          </table:table-cell>
          <table:table-cell table:style-name="ce126" table:formula="of:=IF([.F134]*[.$K$108]&lt;(35000*(1+[.$K$109]));[.F134]/(1+[.$K$109])*[.$K$108];[.F13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5]=&quot; &quot;;&quot; &quot;;+[.G135]*[.F135])" office:value-type="float" office:value="0" calcext:value-type="float">
            <text:p>0,00 </text:p>
          </table:table-cell>
          <table:table-cell table:style-name="ce126" table:formula="of:=IF([.F135]*[.$K$108]&lt;(35000*(1+[.$K$109]));[.F135]/(1+[.$K$109])*[.$K$108];[.F13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6]=&quot; &quot;;&quot; &quot;;+[.G136]*[.F136])" office:value-type="float" office:value="0" calcext:value-type="float">
            <text:p>0,00 </text:p>
          </table:table-cell>
          <table:table-cell table:style-name="ce126" table:formula="of:=IF([.F136]*[.$K$108]&lt;(35000*(1+[.$K$109]));[.F136]/(1+[.$K$109])*[.$K$108];[.F13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7]=&quot; &quot;;&quot; &quot;;+[.G137]*[.F137])" office:value-type="float" office:value="0" calcext:value-type="float">
            <text:p>0,00 </text:p>
          </table:table-cell>
          <table:table-cell table:style-name="ce126" table:formula="of:=IF([.F137]*[.$K$108]&lt;(35000*(1+[.$K$109]));[.F137]/(1+[.$K$109])*[.$K$108];[.F13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8]=&quot; &quot;;&quot; &quot;;+[.G138]*[.F138])" office:value-type="float" office:value="0" calcext:value-type="float">
            <text:p>0,00 </text:p>
          </table:table-cell>
          <table:table-cell table:style-name="ce126" table:formula="of:=IF([.F138]*[.$K$108]&lt;(35000*(1+[.$K$109]));[.F138]/(1+[.$K$109])*[.$K$108];[.F13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9]=&quot; &quot;;&quot; &quot;;+[.G139]*[.F139])" office:value-type="float" office:value="0" calcext:value-type="float">
            <text:p>0,00 </text:p>
          </table:table-cell>
          <table:table-cell table:style-name="ce126" table:formula="of:=IF([.F139]*[.$K$108]&lt;(35000*(1+[.$K$109]));[.F139]/(1+[.$K$109])*[.$K$108];[.F13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0]=&quot; &quot;;&quot; &quot;;+[.G140]*[.F140])" office:value-type="float" office:value="0" calcext:value-type="float">
            <text:p>0,00 </text:p>
          </table:table-cell>
          <table:table-cell table:style-name="ce126" table:formula="of:=IF([.F140]*[.$K$108]&lt;(35000*(1+[.$K$109]));[.F140]/(1+[.$K$109])*[.$K$108];[.F14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1]=&quot; &quot;;&quot; &quot;;+[.G141]*[.F141])" office:value-type="float" office:value="0" calcext:value-type="float">
            <text:p>0,00 </text:p>
          </table:table-cell>
          <table:table-cell table:style-name="ce126" table:formula="of:=IF([.F141]*[.$K$108]&lt;(35000*(1+[.$K$109]));[.F141]/(1+[.$K$109])*[.$K$108];[.F14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2]=&quot; &quot;;&quot; &quot;;+[.G142]*[.F142])" office:value-type="float" office:value="0" calcext:value-type="float">
            <text:p>0,00 </text:p>
          </table:table-cell>
          <table:table-cell table:style-name="ce126" table:formula="of:=IF([.F142]*[.$K$108]&lt;(35000*(1+[.$K$109]));[.F142]/(1+[.$K$109])*[.$K$108];[.F14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3]=&quot; &quot;;&quot; &quot;;+[.G143]*[.F143])" office:value-type="float" office:value="0" calcext:value-type="float">
            <text:p>0,00 </text:p>
          </table:table-cell>
          <table:table-cell table:style-name="ce126" table:formula="of:=IF([.F143]*[.$K$108]&lt;(35000*(1+[.$K$109]));[.F143]/(1+[.$K$109])*[.$K$108];[.F14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4]=&quot; &quot;;&quot; &quot;;+[.G144]*[.F144])" office:value-type="float" office:value="0" calcext:value-type="float">
            <text:p>0,00 </text:p>
          </table:table-cell>
          <table:table-cell table:style-name="ce126" table:formula="of:=IF([.F144]*[.$K$108]&lt;(35000*(1+[.$K$109]));[.F144]/(1+[.$K$109])*[.$K$108];[.F14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5]=&quot; &quot;;&quot; &quot;;+[.G145]*[.F145])" office:value-type="float" office:value="0" calcext:value-type="float">
            <text:p>0,00 </text:p>
          </table:table-cell>
          <table:table-cell table:style-name="ce126" table:formula="of:=IF([.F145]*[.$K$108]&lt;(35000*(1+[.$K$109]));[.F145]/(1+[.$K$109])*[.$K$108];[.F14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6]=&quot; &quot;;&quot; &quot;;+[.G146]*[.F146])" office:value-type="float" office:value="0" calcext:value-type="float">
            <text:p>0,00 </text:p>
          </table:table-cell>
          <table:table-cell table:style-name="ce126" table:formula="of:=IF([.F146]*[.$K$108]&lt;(35000*(1+[.$K$109]));[.F146]/(1+[.$K$109])*[.$K$108];[.F14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7]=&quot; &quot;;&quot; &quot;;+[.G147]*[.F147])" office:value-type="float" office:value="0" calcext:value-type="float">
            <text:p>0,00 </text:p>
          </table:table-cell>
          <table:table-cell table:style-name="ce126" table:formula="of:=IF([.F147]*[.$K$108]&lt;(35000*(1+[.$K$109]));[.F147]/(1+[.$K$109])*[.$K$108];[.F14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8]=&quot; &quot;;&quot; &quot;;+[.G148]*[.F148])" office:value-type="float" office:value="0" calcext:value-type="float">
            <text:p>0,00 </text:p>
          </table:table-cell>
          <table:table-cell table:style-name="ce126" table:formula="of:=IF([.F148]*[.$K$108]&lt;(35000*(1+[.$K$109]));[.F148]/(1+[.$K$109])*[.$K$108];[.F14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2" table:number-columns-spanned="2" table:number-rows-spanned="1"/>
          <table:covered-table-cell table:style-name="ce67"/>
          <table:table-cell table:style-name="ce74"/>
          <table:table-cell table:style-name="ce62"/>
          <table:table-cell table:style-name="ce105" table:formula="of:=IF([.G149]=&quot; &quot;;&quot; &quot;;+[.G149]*[.F149])" office:value-type="float" office:value="0" calcext:value-type="float">
            <text:p>0,00 </text:p>
          </table:table-cell>
          <table:table-cell table:style-name="ce126" table:formula="of:=IF([.F149]*[.$K$108]&lt;(35000*(1+[.$K$109]));[.F149]/(1+[.$K$109])*[.$K$108];[.F14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otal Personal</text:p>
          </table:table-cell>
          <table:table-cell table:style-name="ce47" table:number-columns-repeated="5"/>
          <table:table-cell table:style-name="ce89" table:formula="of:=SUM([.G110:.G149])" office:value-type="float" office:value="1430.5" calcext:value-type="float">
            <text:p>1.431</text:p>
          </table:table-cell>
          <table:table-cell table:style-name="ce106" table:formula="of:=SUM([.H110:.H149])" office:value-type="float" office:value="15670.815" calcext:value-type="float">
            <text:p>15.670,82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Servicios Contratados (Externos e Internos)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Servici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Val mensual de refrigerios del plan de recompensas con local cercano</text:p>
          </table:table-cell>
          <table:covered-table-cell table:number-columns-repeated="4"/>
          <table:table-cell table:style-name="ce75" office:value-type="float" office:value="20" calcext:value-type="float">
            <text:p>20,00</text:p>
          </table:table-cell>
          <table:table-cell table:style-name="ce90" office:value-type="float" office:value="20" calcext:value-type="float">
            <text:p>20</text:p>
          </table:table-cell>
          <table:table-cell table:style-name="ce107" table:formula="of:=+[.G154]*[.F154]" office:value-type="float" office:value="400" calcext:value-type="float">
            <text:p>4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oste de cursos de entrenamiento SQL</text:p>
          </table:table-cell>
          <table:covered-table-cell table:number-columns-repeated="4"/>
          <table:table-cell table:style-name="ce75" office:value-type="float" office:value="292.53" calcext:value-type="float">
            <text:p>292,53</text:p>
          </table:table-cell>
          <table:table-cell table:style-name="ce90" office:value-type="float" office:value="2" calcext:value-type="float">
            <text:p>2</text:p>
          </table:table-cell>
          <table:table-cell table:style-name="ce107" table:formula="of:=+[.G155]*[.F155]" office:value-type="float" office:value="585.06" calcext:value-type="float">
            <text:p>585,06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ursos de entrenamiento Java</text:p>
          </table:table-cell>
          <table:covered-table-cell table:number-columns-repeated="4"/>
          <table:table-cell table:style-name="ce75" office:value-type="float" office:value="59.7" calcext:value-type="float">
            <text:p>59,70</text:p>
          </table:table-cell>
          <table:table-cell table:style-name="ce90" office:value-type="float" office:value="2" calcext:value-type="float">
            <text:p>2</text:p>
          </table:table-cell>
          <table:table-cell table:style-name="ce107" table:formula="of:=+[.G156]*[.F156]" office:value-type="float" office:value="119.4" calcext:value-type="float">
            <text:p>119,4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7]*[.F15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8]*[.F15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Servicios Contratados</text:p>
          </table:table-cell>
          <table:table-cell table:style-name="ce40" table:number-columns-repeated="5"/>
          <table:table-cell table:style-name="ce91"/>
          <table:table-cell table:style-name="ce100" table:formula="of:=SUM([.H154:.H158])" office:value-type="float" office:value="1104.46" calcext:value-type="float">
            <text:p>1.104,46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Compras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selección de empleados (costes por empleado)</text:p>
          </table:table-cell>
          <table:covered-table-cell table:number-columns-repeated="4"/>
          <table:table-cell table:style-name="ce76" office:value-type="float" office:value="200" calcext:value-type="float">
            <text:p>200,00 </text:p>
          </table:table-cell>
          <table:table-cell table:style-name="ce90" office:value-type="float" office:value="5" calcext:value-type="float">
            <text:p>5</text:p>
          </table:table-cell>
          <table:table-cell table:style-name="ce108" table:formula="of:=+[.G163]*[.F163]" office:value-type="float" office:value="1000" calcext:value-type="float">
            <text:p>1.000,00 </text:p>
          </table:table-cell>
          <table:table-cell table:style-name="ce128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Tablets del local</text:p>
          </table:table-cell>
          <table:covered-table-cell table:number-columns-repeated="4"/>
          <table:table-cell table:style-name="ce76" office:value-type="float" office:value="65" calcext:value-type="float">
            <text:p>65,00 </text:p>
          </table:table-cell>
          <table:table-cell table:style-name="ce90" office:value-type="float" office:value="24" calcext:value-type="float">
            <text:p>24</text:p>
          </table:table-cell>
          <table:table-cell table:style-name="ce108" table:formula="of:=+[.G164]*[.F164]" office:value-type="float" office:value="1560" calcext:value-type="float">
            <text:p>1.560,00 </text:p>
          </table:table-cell>
          <table:table-cell table:style-name="ce128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Licencias de software y drivers NFC</text:p>
          </table:table-cell>
          <table:covered-table-cell table:number-columns-repeated="4"/>
          <table:table-cell table:style-name="ce76" office:value-type="float" office:value="30" calcext:value-type="float">
            <text:p>3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5]*[.F165]" office:value-type="float" office:value="30" calcext:value-type="float">
            <text:p>3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ompra, configuración e instalación de licencia de radio</text:p>
          </table:table-cell>
          <table:covered-table-cell table:number-columns-repeated="4"/>
          <table:table-cell table:style-name="ce76" office:value-type="float" office:value="50" calcext:value-type="float">
            <text:p>5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6]*[.F166]" office:value-type="float" office:value="50" calcext:value-type="float">
            <text:p>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Router WiFi</text:p>
          </table:table-cell>
          <table:covered-table-cell table:number-columns-repeated="4"/>
          <table:table-cell table:style-name="ce76" office:value-type="float" office:value="150" calcext:value-type="float">
            <text:p>15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7]*[.F167]" office:value-type="float" office:value="150" calcext:value-type="float">
            <text:p>1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Unidades extensoras de conexión WiFi</text:p>
          </table:table-cell>
          <table:covered-table-cell table:number-columns-repeated="4"/>
          <table:table-cell table:style-name="ce76" office:value-type="float" office:value="50" calcext:value-type="float">
            <text:p>50,00 </text:p>
          </table:table-cell>
          <table:table-cell table:style-name="ce90" office:value-type="float" office:value="2" calcext:value-type="float">
            <text:p>2</text:p>
          </table:table-cell>
          <table:table-cell table:style-name="ce108" table:formula="of:=+[.G168]*[.F168]" office:value-type="float" office:value="100" calcext:value-type="float">
            <text:p>1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Instalación y configuración de WiFi (coste de trabajo de jefe de proyecto en h)</text:p>
          </table:table-cell>
          <table:covered-table-cell table:number-columns-repeated="4"/>
          <table:table-cell table:style-name="ce76" office:value-type="float" office:value="14.06" calcext:value-type="float">
            <text:p>14,06 </text:p>
          </table:table-cell>
          <table:table-cell table:style-name="ce90" office:value-type="float" office:value="3" calcext:value-type="float">
            <text:p>3</text:p>
          </table:table-cell>
          <table:table-cell table:style-name="ce108" table:formula="of:=+[.G169]*[.F169]" office:value-type="float" office:value="42.18" calcext:value-type="float">
            <text:p>42,18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Aplicación de plan de seguridad de la empresa</text:p>
          </table:table-cell>
          <table:covered-table-cell table:number-columns-repeated="4"/>
          <table:table-cell table:style-name="ce76" office:value-type="float" office:value="2500" calcext:value-type="float">
            <text:p>2.50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70]*[.F170]" office:value-type="float" office:value="2500" calcext:value-type="float">
            <text:p>2.5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Entrenamiento de camareros para uso de equipamiento tecnológico</text:p>
          </table:table-cell>
          <table:covered-table-cell table:number-columns-repeated="4"/>
          <table:table-cell table:style-name="ce76" office:value-type="float" office:value="20" calcext:value-type="float">
            <text:p>20,00 </text:p>
          </table:table-cell>
          <table:table-cell table:style-name="ce90" office:value-type="float" office:value="10" calcext:value-type="float">
            <text:p>10</text:p>
          </table:table-cell>
          <table:table-cell table:style-name="ce108" table:formula="of:=+[.G171]*[.F171]" office:value-type="float" office:value="200" calcext:value-type="float">
            <text:p>20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2]*[.F17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3]*[.F17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4]*[.F17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5]*[.F17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6]*[.F17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7]*[.F17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8]*[.F17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9]*[.F17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0]*[.F18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1]*[.F18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2]*[.F18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3]*[.F18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4]*[.F18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5]*[.F18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6]*[.F18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7]*[.F18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8]*[.F18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9]*[.F18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0]*[.F19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1]*[.F19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2]*[.F19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3]*[.F19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4]*[.F19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5]*[.F19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6]*[.F19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7]*[.F19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8]*[.F19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9]*[.F19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0]*[.F20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1]*[.F20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2]*[.F20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2" office:value-type="string" calcext:value-type="string">
            <text:p>Total Compras</text:p>
          </table:table-cell>
          <table:table-cell table:style-name="ce40" table:number-columns-repeated="5"/>
          <table:table-cell table:style-name="ce91"/>
          <table:table-cell table:style-name="ce109" table:formula="of:=SUM([.H163:.H202])" office:value-type="float" office:value="5632.18" calcext:value-type="float">
            <text:p>5.632,18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Otros Gastos Directos Proyecto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Gast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recompensas: Cena de empresa</text:p>
          </table:table-cell>
          <table:covered-table-cell table:number-columns-repeated="4" table:style-name="Default"/>
          <table:table-cell table:style-name="ce75" office:value-type="float" office:value="150" calcext:value-type="float">
            <text:p>150,00</text:p>
          </table:table-cell>
          <table:table-cell table:style-name="ce92" office:value-type="float" office:value="4" calcext:value-type="float">
            <text:p>4,00</text:p>
          </table:table-cell>
          <table:table-cell table:style-name="ce110" table:formula="of:=+[.G207]*[.F207]" office:value-type="float" office:value="600" calcext:value-type="float">
            <text:p>600,00 </text:p>
          </table:table-cell>
          <table:table-cell table:style-name="ce129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recompensas: Viaje</text:p>
          </table:table-cell>
          <table:covered-table-cell table:number-columns-repeated="4" table:style-name="Default"/>
          <table:table-cell table:style-name="ce75" office:value-type="float" office:value="1000" calcext:value-type="float">
            <text:p>1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8]*[.F208]" office:value-type="float" office:value="1000" calcext:value-type="float">
            <text:p>1.0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Viajes y actividades para fomento del trabajo en equipo</text:p>
          </table:table-cell>
          <table:covered-table-cell table:number-columns-repeated="4" table:style-name="Default"/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2" calcext:value-type="float">
            <text:p>2,00</text:p>
          </table:table-cell>
          <table:table-cell table:style-name="ce110" table:formula="of:=+[.G209]*[.F209]" office:value-type="float" office:value="600" calcext:value-type="float">
            <text:p>6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Dietas y transporte para reuniones externas a la empresa</text:p>
          </table:table-cell>
          <table:covered-table-cell table:number-columns-repeated="4" table:style-name="Default"/>
          <table:table-cell table:style-name="ce75" office:value-type="float" office:value="40" calcext:value-type="float">
            <text:p>40,00</text:p>
          </table:table-cell>
          <table:table-cell table:style-name="ce92" office:value-type="float" office:value="4" calcext:value-type="float">
            <text:p>4,00</text:p>
          </table:table-cell>
          <table:table-cell table:style-name="ce110" table:formula="of:=+[.G210]*[.F210]" office:value-type="float" office:value="160" calcext:value-type="float">
            <text:p>16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esta de sorteo para el plan de recompensas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11]*[.F211]" office:value-type="float" office:value="300" calcext:value-type="float">
            <text:p>3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Bolsa de riesgos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 office:value-type="float" office:value="4000" calcext:value-type="float">
            <text:p>4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1" table:formula="of:=+[.G212]*[.F212]" office:value-type="float" office:value="4000" calcext:value-type="float">
            <text:p>4.0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Bolsa de gestión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 office:value-type="float" office:value="2000" calcext:value-type="float">
            <text:p>2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13]*[.F213]" office:value-type="float" office:value="2000" calcext:value-type="float">
            <text:p>2.00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4]*[.F21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5]*[.F21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6]*[.F21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7]*[.F21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8]*[.F21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9]*[.F21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0]*[.F22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1]*[.F22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2]*[.F22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3]*[.F22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4]*[.F22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5]*[.F22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6]*[.F22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7]*[.F22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8]*[.F22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Otros Gastos Directos</text:p>
          </table:table-cell>
          <table:table-cell table:style-name="ce40" table:number-columns-repeated="5"/>
          <table:table-cell table:style-name="ce91"/>
          <table:table-cell table:style-name="ce109" table:formula="of:=SUM([.H207:.H228])" office:value-type="float" office:value="8660" calcext:value-type="float">
            <text:p>8.66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6" table:number-rows-spanned="2">
            <text:p>T O T A L <text:s text:c="3"/>G A S T O S</text:p>
          </table:table-cell>
          <table:covered-table-cell table:number-columns-repeated="4" table:style-name="ce49"/>
          <table:covered-table-cell table:style-name="ce77"/>
          <table:table-cell table:style-name="ce87" table:formula="of:=IF([.H$102]=0;0;[.H231]/[.H$102])" office:value-type="percentage" office:value="0.596658809217018" calcext:value-type="percentage" table:number-columns-spanned="1" table:number-rows-spanned="2">
            <text:p>59,67%</text:p>
          </table:table-cell>
          <table:table-cell table:style-name="ce112" table:formula="of:=SUM([.H150];[.H159];[.H203];[.H229])" office:value-type="float" office:value="31067.455" calcext:value-type="float" table:number-columns-spanned="1" table:number-rows-spanned="2">
            <text:p>31.067,46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  <table:table-row table:style-name="ro3">
          <table:table-cell table:style-name="ce24" table:number-columns-repeated="6"/>
          <table:table-cell table:style-name="ce9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6" table:number-rows-spanned="2">
            <text:p>T O T A L <text:s text:c="3"/>R E S U L T A D O S</text:p>
          </table:table-cell>
          <table:covered-table-cell table:number-columns-repeated="4" table:style-name="ce50"/>
          <table:covered-table-cell table:style-name="ce78"/>
          <table:table-cell table:style-name="ce94" table:formula="of:=IF([.H$102]=0;0;[.H234]/[.H$102])" office:value-type="percentage" office:value="0.403341190782982" calcext:value-type="percentage" table:number-columns-spanned="1" table:number-rows-spanned="2">
            <text:p>40,33%</text:p>
          </table:table-cell>
          <table:table-cell table:style-name="ce114" table:formula="of:=[.H102]-[.H231]" office:value-type="float" office:value="21001.5910277778" calcext:value-type="float" table:number-columns-spanned="1" table:number-rows-spanned="2">
            <text:p>21.001,59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loext:min-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loext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4P2" style:volatile="true">
      <number:text>-</number:text>
      <number:number number:decimal-places="0" loext:min-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8P2" style:volatile="true">
      <number:text>-</number:text>
      <number:number number:decimal-places="0" loext:min-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1" loext:min-decimal-places="1" number:min-integer-digits="1"/>
      <number:text>%</number:text>
    </number:percentage-style>
    <number:number-style style:name="N160">
      <number:number number:decimal-places="1" loext:min-decimal-places="1" number:min-integer-digits="1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66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66P0"/>
    </number:currency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70P0" style:volatile="true">
      <number:day number:style="long"/>
      <number:text>-</number:text>
      <number:month number:style="long"/>
      <number:text>-</number:text>
      <number:year/>
    </number:date-style>
    <number:text-style style:name="N170">
      <number:text-content/>
      <style:map style:condition="value()&lt;=1.79769313486232E+308" style:apply-style-name="N170P0"/>
    </number:text-style>
    <number:percentage-style style:name="N172P0" style:volatile="true">
      <number:number number:decimal-places="2" loext:min-decimal-places="2" number:min-integer-digits="1" number:grouping="true"/>
      <number:text> %</number:text>
    </number:percentage-style>
    <number:percentage-style style:name="N172">
      <style:text-properties fo:color="#ff0000"/>
      <number:text>-</number:text>
      <number:number number:decimal-places="2" loext:min-decimal-places="2" number:min-integer-digits="1" number:grouping="true"/>
      <number:text> %</number:text>
      <style:map style:condition="value()&gt;=0" style:apply-style-name="N172P0"/>
    </number:percentage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percentage-style style:name="N176">
      <number:number number:decimal-places="2" loext:min-decimal-places="2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3:40:28.0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Alfonso Lorenzo Rodríguez</meta:initial-creator>
    <meta:creation-date>2008-10-29T21:34:52</meta:creation-date>
    <dc:date>2018-12-05T14:02:49.668000000</dc:date>
    <meta:editing-cycles>26</meta:editing-cycles>
    <meta:editing-duration>PT4H26M39S</meta:editing-duration>
    <meta:document-statistic meta:table-count="1" meta:cell-count="92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